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14.66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13.86pt"/>
    </style:style>
    <style:style style:name="co7" style:family="table-column">
      <style:table-column-properties fo:break-before="auto" style:column-width="8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Arial" style:font-name-asian="DejaVu Sans" style:font-name-complex="FreeSans"/>
    </style:style>
    <style:style style:name="ce3" style:family="table-cell" style:parent-style-name="Default">
      <style:table-cell-properties fo:background-color="#ffff00"/>
      <style:text-properties style:font-name="Arial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638.19pt" svg:y="1003.35pt">
            <loext:p draw:notify-on-update-of-ranges="Sheet1.B20:Sheet1.B20 Sheet1.I22:Sheet1.I22 Sheet1.P23:Sheet1.P23 Sheet1.W20:Sheet1.W20 Sheet1.C20:Sheet1.C20 Sheet1.J22:Sheet1.J22 Sheet1.Q23:Sheet1.Q23 Sheet1.X20:Sheet1.X20 Sheet1.D20:Sheet1.D20 Sheet1.K22:Sheet1.K22 Sheet1.R23:Sheet1.R23 Sheet1.Y20:Sheet1.Y20 Sheet1.E20:Sheet1.E20 Sheet1.L22:Sheet1.L22 Sheet1.S23:Sheet1.S23 Sheet1.Z20:Sheet1.Z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185.76pt" svg:y="1267.94pt">
            <loext:p draw:notify-on-update-of-ranges="Sheet1.D20:Sheet1.D20 Sheet1.K22:Sheet1.K22 Sheet1.R23:Sheet1.R23 Sheet1.Y20:Sheet1.Y20 Sheet1.E20:Sheet1.E20 Sheet1.L22:Sheet1.L22 Sheet1.S23:Sheet1.S23 Sheet1.Z20:Sheet1.Z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43.38pt" svg:y="1278.54pt">
            <loext:p draw:notify-on-update-of-ranges="Sheet1.B20:Sheet1.B20 Sheet1.I22:Sheet1.I22 Sheet1.P23:Sheet1.P23 Sheet1.W20:Sheet1.W20 Sheet1.C20:Sheet1.C20 Sheet1.J22:Sheet1.J22 Sheet1.Q23:Sheet1.Q23 Sheet1.X20:Sheet1.X20 Sheet1.D20:Sheet1.D20 Sheet1.K22:Sheet1.K22 Sheet1.R23:Sheet1.R23 Sheet1.Y20:Sheet1.Y20 Sheet1.E20:Sheet1.E20 Sheet1.L22:Sheet1.L22 Sheet1.S23:Sheet1.S23 Sheet1.Z20:Sheet1.Z2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186.78pt" svg:y="999.13pt">
            <loext:p draw:notify-on-update-of-ranges="Sheet1.D20:Sheet1.D20 Sheet1.K22:Sheet1.K22 Sheet1.R23:Sheet1.R23 Sheet1.Y20:Sheet1.Y20 Sheet1.E20:Sheet1.E20 Sheet1.L22:Sheet1.L22 Sheet1.S23:Sheet1.S23 Sheet1.Z20:Sheet1.Z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6pt" svg:height="254.92pt" svg:x="24.8pt" svg:y="1016.53pt">
            <loext:p draw:notify-on-update-of-ranges="Sheet1.B31:Sheet1.B31 Sheet1.I33:Sheet1.I33 Sheet1.P33:Sheet1.P33 Sheet1.W30:Sheet1.W30 Sheet1.C31:Sheet1.C31 Sheet1.J33:Sheet1.J33 Sheet1.Q33:Sheet1.Q33 Sheet1.X30:Sheet1.X30 Sheet1.D31:Sheet1.D31 Sheet1.K33:Sheet1.K33 Sheet1.R33:Sheet1.R33 Sheet1.Y30:Sheet1.Y30 Sheet1.E31:Sheet1.E31 Sheet1.L33:Sheet1.L33 Sheet1.S33:Sheet1.S33 Sheet1.Z30:Sheet1.Z3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2.58pt" svg:height="254.92pt" svg:x="1323.58pt" svg:y="443.74pt">
            <loext:p draw:notify-on-update-of-ranges="Sheet1.W16:Sheet1.W19 Sheet1.X16:Sheet1.X19 Sheet1.Y16:Sheet1.Y19 Sheet1.Z16:Sheet1.Z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348.53pt" svg:y="702.62pt">
            <loext:p draw:notify-on-update-of-ranges="Sheet1.W26:Sheet1.W29 Sheet1.X26:Sheet1.X29 Sheet1.Y26:Sheet1.Y29 Sheet1.Z26:Sheet1.Z2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453.63pt" svg:height="254.92pt" svg:x="887.61pt" svg:y="442.63pt">
            <loext:p draw:notify-on-update-of-ranges="Sheet1.P16:Sheet1.P22 Sheet1.Q16:Sheet1.Q22 Sheet1.R16:Sheet1.R22 Sheet1.S16:Sheet1.S2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897.42pt" svg:y="702.2pt">
            <loext:p draw:notify-on-update-of-ranges="Sheet1.P26:Sheet1.P32 Sheet1.Q26:Sheet1.Q32 Sheet1.R26:Sheet1.R32 Sheet1.S26:Sheet1.S3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453.63pt" svg:height="254.92pt" svg:x="446.34pt" svg:y="696.5pt">
            <loext:p draw:notify-on-update-of-ranges="Sheet1.I26:Sheet1.I32 Sheet1.J26:Sheet1.J32 Sheet1.K26:Sheet1.K32 Sheet1.L26:Sheet1.L3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453.6pt" svg:height="254.95pt" svg:x="446.37pt" svg:y="436.28pt">
            <loext:p draw:notify-on-update-of-ranges="Sheet1.I15:Sheet1.I21 Sheet1.J15:Sheet1.J21 Sheet1.K15:Sheet1.K21 Sheet1.L15:Sheet1.L2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453.6pt" svg:height="254.92pt" svg:x="0pt" svg:y="435.2pt">
            <loext:p draw:notify-on-update-of-ranges="Sheet1.B15:Sheet1.B19 Sheet1.C15:Sheet1.C19 Sheet1.D15:Sheet1.D19 Sheet1.E15:Sheet1.E19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453.63pt" svg:height="254.95pt" svg:x="1.02pt" svg:y="701.15pt">
            <loext:p draw:notify-on-update-of-ranges="Sheet1.B26:Sheet1.B30 Sheet1.C26:Sheet1.C30 Sheet1.D26:Sheet1.D30 Sheet1.E26:Sheet1.E3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office:value-type="string" calcext:value-type="string">
            <text:p>Memb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.601" calcext:value-type="float">
            <text:p>44.601</text:p>
          </table:table-cell>
          <table:table-cell office:value-type="float" office:value="27.73" calcext:value-type="float">
            <text:p>27.73</text:p>
          </table:table-cell>
          <table:table-cell office:value-type="float" office:value="44.506" calcext:value-type="float">
            <text:p>44.506</text:p>
          </table:table-cell>
          <table:table-cell office:value-type="float" office:value="56.699" calcext:value-type="float">
            <text:p>56.699</text:p>
          </table:table-cell>
          <table:table-cell table:formula="of:=SUM([.B15:.E15])" office:value-type="float" office:value="173.536" calcext:value-type="float">
            <text:p>173.5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.5645" calcext:value-type="float">
            <text:p>40.5645</text:p>
          </table:table-cell>
          <table:table-cell office:value-type="float" office:value="25.5688" calcext:value-type="float">
            <text:p>25.5688</text:p>
          </table:table-cell>
          <table:table-cell office:value-type="float" office:value="108.8574" calcext:value-type="float">
            <text:p>108.8574</text:p>
          </table:table-cell>
          <table:table-cell table:style-name="ce3" office:value-type="float" office:value="108.8574" calcext:value-type="float">
            <text:p>108.8574</text:p>
          </table:table-cell>
          <table:table-cell table:formula="of:=SUM([.I15:.L15])" office:value-type="float" office:value="283.8481" calcext:value-type="float">
            <text:p>283.8481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.2698" calcext:value-type="float">
            <text:p>86.2698</text:p>
          </table:table-cell>
          <table:table-cell office:value-type="float" office:value="26.6007" calcext:value-type="float">
            <text:p>26.6007</text:p>
          </table:table-cell>
          <table:table-cell office:value-type="float" office:value="129.5357" calcext:value-type="float">
            <text:p>129.5357</text:p>
          </table:table-cell>
          <table:table-cell office:value-type="float" office:value="88.6564999999999" calcext:value-type="float">
            <text:p>88.6565</text:p>
          </table:table-cell>
          <table:table-cell table:formula="of:=SUM([.B16:.E16])" office:value-type="float" office:value="331.0627" calcext:value-type="float">
            <text:p>331.06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.921" calcext:value-type="float">
            <text:p>19.921</text:p>
          </table:table-cell>
          <table:table-cell office:value-type="float" office:value="23.7583" calcext:value-type="float">
            <text:p>23.7583</text:p>
          </table:table-cell>
          <table:table-cell office:value-type="float" office:value="86.013" calcext:value-type="float">
            <text:p>86.013</text:p>
          </table:table-cell>
          <table:table-cell office:value-type="float" office:value="90.59442" calcext:value-type="float">
            <text:p>90.59442</text:p>
          </table:table-cell>
          <table:table-cell table:formula="of:=SUM([.I16:.L16])" office:value-type="float" office:value="220.28672" calcext:value-type="float">
            <text:p>220.28672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41.7517" calcext:value-type="float">
            <text:p>41.7517</text:p>
          </table:table-cell>
          <table:table-cell table:style-name="ce2" office:value-type="float" office:value="30.2577" calcext:value-type="float">
            <text:p>30.2577</text:p>
          </table:table-cell>
          <table:table-cell table:style-name="ce2" office:value-type="float" office:value="132.7949" calcext:value-type="float">
            <text:p>132.7949</text:p>
          </table:table-cell>
          <table:table-cell table:style-name="ce3" office:value-type="float" office:value="132.7949" calcext:value-type="float">
            <text:p>132.7949</text:p>
          </table:table-cell>
          <table:table-cell table:formula="of:=SUM([.P16:.S16])" office:value-type="float" office:value="337.5992" calcext:value-type="float">
            <text:p>337.599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47.198" calcext:value-type="float">
            <text:p>47.198</text:p>
          </table:table-cell>
          <table:table-cell table:style-name="ce2" office:value-type="float" office:value="21.408" calcext:value-type="float">
            <text:p>21.408</text:p>
          </table:table-cell>
          <table:table-cell table:style-name="ce2" office:value-type="float" office:value="162.962" calcext:value-type="float">
            <text:p>162.962</text:p>
          </table:table-cell>
          <table:table-cell table:style-name="ce2" office:value-type="float" office:value="87.06737" calcext:value-type="float">
            <text:p>87.06737</text:p>
          </table:table-cell>
          <table:table-cell table:formula="of:=SUM([.W16:.Z16])" office:value-type="float" office:value="318.63537" calcext:value-type="float">
            <text:p>318.635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2235000000001" calcext:value-type="float">
            <text:p>37.2235</text:p>
          </table:table-cell>
          <table:table-cell office:value-type="float" office:value="32.5" calcext:value-type="float">
            <text:p>32.5</text:p>
          </table:table-cell>
          <table:table-cell office:value-type="float" office:value="224.7486" calcext:value-type="float">
            <text:p>224.7486</text:p>
          </table:table-cell>
          <table:table-cell office:value-type="float" office:value="116.156" calcext:value-type="float">
            <text:p>116.156</text:p>
          </table:table-cell>
          <table:table-cell table:formula="of:=SUM([.B17:.E17])" office:value-type="float" office:value="410.6281" calcext:value-type="float">
            <text:p>410.62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.6498" calcext:value-type="float">
            <text:p>13.6498</text:p>
          </table:table-cell>
          <table:table-cell table:style-name="ce2" office:value-type="float" office:value="15.9533" calcext:value-type="float">
            <text:p>15.9533</text:p>
          </table:table-cell>
          <table:table-cell office:value-type="float" office:value="87.2619" calcext:value-type="float">
            <text:p>87.2619</text:p>
          </table:table-cell>
          <table:table-cell office:value-type="float" office:value="113.11968" calcext:value-type="float">
            <text:p>113.11968</text:p>
          </table:table-cell>
          <table:table-cell table:formula="of:=SUM([.I17:.L17])" office:value-type="float" office:value="229.98468" calcext:value-type="float">
            <text:p>229.98468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58.66863" calcext:value-type="float">
            <text:p>58.66863</text:p>
          </table:table-cell>
          <table:table-cell table:style-name="ce2" office:value-type="float" office:value="16.3988" calcext:value-type="float">
            <text:p>16.3988</text:p>
          </table:table-cell>
          <table:table-cell table:style-name="ce2" office:value-type="float" office:value="127.2309" calcext:value-type="float">
            <text:p>127.2309</text:p>
          </table:table-cell>
          <table:table-cell table:style-name="ce2" office:value-type="float" office:value="82.5638" calcext:value-type="float">
            <text:p>82.5638</text:p>
          </table:table-cell>
          <table:table-cell table:formula="of:=SUM([.P17:.S17])" office:value-type="float" office:value="284.86213" calcext:value-type="float">
            <text:p>284.8621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22.00295" calcext:value-type="float">
            <text:p>22.00295</text:p>
          </table:table-cell>
          <table:table-cell table:style-name="ce2" office:value-type="float" office:value="16.251" calcext:value-type="float">
            <text:p>16.251</text:p>
          </table:table-cell>
          <table:table-cell table:style-name="ce2" office:value-type="float" office:value="74.4534" calcext:value-type="float">
            <text:p>74.4534</text:p>
          </table:table-cell>
          <table:table-cell table:style-name="ce2" office:value-type="float" office:value="71.80547" calcext:value-type="float">
            <text:p>71.80547</text:p>
          </table:table-cell>
          <table:table-cell table:formula="of:=SUM([.W17:.Z17])" office:value-type="float" office:value="184.51282" calcext:value-type="float">
            <text:p>184.512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.4288" calcext:value-type="float">
            <text:p>71.4288</text:p>
          </table:table-cell>
          <table:table-cell office:value-type="float" office:value="55.8885" calcext:value-type="float">
            <text:p>55.8885</text:p>
          </table:table-cell>
          <table:table-cell office:value-type="float" office:value="281.5956" calcext:value-type="float">
            <text:p>281.5956</text:p>
          </table:table-cell>
          <table:table-cell office:value-type="float" office:value="225.2061" calcext:value-type="float">
            <text:p>225.2061</text:p>
          </table:table-cell>
          <table:table-cell table:formula="of:=SUM([.B18:.E18])" office:value-type="float" office:value="634.119" calcext:value-type="float">
            <text:p>634.119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16.4503" calcext:value-type="float">
            <text:p>16.4503</text:p>
          </table:table-cell>
          <table:table-cell table:style-name="ce2" office:value-type="float" office:value="14.4999" calcext:value-type="float">
            <text:p>14.4999</text:p>
          </table:table-cell>
          <table:table-cell table:style-name="ce2" office:value-type="float" office:value="69.3649" calcext:value-type="float">
            <text:p>69.3649</text:p>
          </table:table-cell>
          <table:table-cell table:style-name="ce2" office:value-type="float" office:value="58.4197" calcext:value-type="float">
            <text:p>58.4197</text:p>
          </table:table-cell>
          <table:table-cell table:formula="of:=SUM([.I18:.L18])" office:value-type="float" office:value="158.7348" calcext:value-type="float">
            <text:p>158.734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29.0093" calcext:value-type="float">
            <text:p>29.0093</text:p>
          </table:table-cell>
          <table:table-cell table:style-name="ce2" office:value-type="float" office:value="49.1603" calcext:value-type="float">
            <text:p>49.1603</text:p>
          </table:table-cell>
          <table:table-cell table:style-name="ce2" office:value-type="float" office:value="120.6714" calcext:value-type="float">
            <text:p>120.6714</text:p>
          </table:table-cell>
          <table:table-cell table:style-name="ce2" office:value-type="float" office:value="168.2333" calcext:value-type="float">
            <text:p>168.2333</text:p>
          </table:table-cell>
          <table:table-cell table:formula="of:=SUM([.P18:.S18])" office:value-type="float" office:value="367.0743" calcext:value-type="float">
            <text:p>367.07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21.09751" calcext:value-type="float">
            <text:p>21.09751</text:p>
          </table:table-cell>
          <table:table-cell table:style-name="ce2" office:value-type="float" office:value="16.95763" calcext:value-type="float">
            <text:p>16.95763</text:p>
          </table:table-cell>
          <table:table-cell table:style-name="ce2" office:value-type="float" office:value="56.4048" calcext:value-type="float">
            <text:p>56.4048</text:p>
          </table:table-cell>
          <table:table-cell table:style-name="ce2" office:value-type="float" office:value="63.9076" calcext:value-type="float">
            <text:p>63.9076</text:p>
          </table:table-cell>
          <table:table-cell table:formula="of:=SUM([.W18:.Z18])" office:value-type="float" office:value="158.36754" calcext:value-type="float">
            <text:p>158.367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.6565000000001" calcext:value-type="float">
            <text:p>32.6565</text:p>
          </table:table-cell>
          <table:table-cell office:value-type="float" office:value="41.4964" calcext:value-type="float">
            <text:p>41.4964</text:p>
          </table:table-cell>
          <table:table-cell office:value-type="float" office:value="192.7733" calcext:value-type="float">
            <text:p>192.7733</text:p>
          </table:table-cell>
          <table:table-cell office:value-type="float" office:value="139.6341" calcext:value-type="float">
            <text:p>139.6341</text:p>
          </table:table-cell>
          <table:table-cell table:formula="of:=SUM([.B19:.E19])" office:value-type="float" office:value="406.5603" calcext:value-type="float">
            <text:p>406.560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17.2095" calcext:value-type="float">
            <text:p>17.2095</text:p>
          </table:table-cell>
          <table:table-cell table:style-name="ce2" office:value-type="float" office:value="29.6276" calcext:value-type="float">
            <text:p>29.6276</text:p>
          </table:table-cell>
          <table:table-cell table:style-name="ce2" office:value-type="float" office:value="139.3775" calcext:value-type="float">
            <text:p>139.3775</text:p>
          </table:table-cell>
          <table:table-cell table:style-name="ce2" office:value-type="float" office:value="111.0404" calcext:value-type="float">
            <text:p>111.0404</text:p>
          </table:table-cell>
          <table:table-cell table:formula="of:=SUM([.I19:.L19])" office:value-type="float" office:value="297.255" calcext:value-type="float">
            <text:p>297.25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36.213" calcext:value-type="float">
            <text:p>36.213</text:p>
          </table:table-cell>
          <table:table-cell table:style-name="ce2" office:value-type="float" office:value="22.4135" calcext:value-type="float">
            <text:p>22.4135</text:p>
          </table:table-cell>
          <table:table-cell table:style-name="ce2" office:value-type="float" office:value="137.0758" calcext:value-type="float">
            <text:p>137.0758</text:p>
          </table:table-cell>
          <table:table-cell table:style-name="ce2" office:value-type="float" office:value="55.2902" calcext:value-type="float">
            <text:p>55.2902</text:p>
          </table:table-cell>
          <table:table-cell table:formula="of:=SUM([.P19:.S19])" office:value-type="float" office:value="250.9925" calcext:value-type="float">
            <text:p>250.992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54.20073" calcext:value-type="float">
            <text:p>54.20073</text:p>
          </table:table-cell>
          <table:table-cell table:style-name="ce2" office:value-type="float" office:value="37.1223" calcext:value-type="float">
            <text:p>37.1223</text:p>
          </table:table-cell>
          <table:table-cell table:style-name="ce2" office:value-type="float" office:value="127.1752" calcext:value-type="float">
            <text:p>127.1752</text:p>
          </table:table-cell>
          <table:table-cell table:style-name="ce2" office:value-type="float" office:value="79.6185" calcext:value-type="float">
            <text:p>79.6185</text:p>
          </table:table-cell>
          <table:table-cell table:formula="of:=SUM([.W19:.Z19])" office:value-type="float" office:value="298.11673" calcext:value-type="float">
            <text:p>298.11673</text:p>
          </table:table-cell>
        </table:table-row>
        <table:table-row table:style-name="ro1">
          <table:table-cell/>
          <table:table-cell table:formula="of:=AVERAGE([.B15:.B19])" office:value-type="float" office:value="54.43592" calcext:value-type="float">
            <text:p>54.43592</text:p>
          </table:table-cell>
          <table:table-cell table:formula="of:=AVERAGE([.C15:.C19])" office:value-type="float" office:value="36.84312" calcext:value-type="float">
            <text:p>36.84312</text:p>
          </table:table-cell>
          <table:table-cell table:formula="of:=AVERAGE([.D15:.D19])" office:value-type="float" office:value="174.63184" calcext:value-type="float">
            <text:p>174.63184</text:p>
          </table:table-cell>
          <table:table-cell table:formula="of:=AVERAGE([.E15:.E19])" office:value-type="float" office:value="125.27034" calcext:value-type="float">
            <text:p>125.27034</text:p>
          </table:table-cell>
          <table:table-cell table:formula="of:=AVERAGE([.F15:.F19])" office:value-type="float" office:value="391.18122" calcext:value-type="float">
            <text:p>391.18122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59.3345" calcext:value-type="float">
            <text:p>59.3345</text:p>
          </table:table-cell>
          <table:table-cell table:style-name="ce2" office:value-type="float" office:value="16.4841" calcext:value-type="float">
            <text:p>16.4841</text:p>
          </table:table-cell>
          <table:table-cell table:style-name="ce2" office:value-type="float" office:value="203.9101" calcext:value-type="float">
            <text:p>203.9101</text:p>
          </table:table-cell>
          <table:table-cell table:style-name="ce2" office:value-type="float" office:value="83.165" calcext:value-type="float">
            <text:p>83.165</text:p>
          </table:table-cell>
          <table:table-cell table:formula="of:=SUM([.I20:.L20])" office:value-type="float" office:value="362.8937" calcext:value-type="float">
            <text:p>362.893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21.4411" calcext:value-type="float">
            <text:p>21.4411</text:p>
          </table:table-cell>
          <table:table-cell table:style-name="ce2" office:value-type="float" office:value="17.1868" calcext:value-type="float">
            <text:p>17.1868</text:p>
          </table:table-cell>
          <table:table-cell table:style-name="ce2" office:value-type="float" office:value="86.8132" calcext:value-type="float">
            <text:p>86.8132</text:p>
          </table:table-cell>
          <table:table-cell table:style-name="ce2" office:value-type="float" office:value="61.2443" calcext:value-type="float">
            <text:p>61.2443</text:p>
          </table:table-cell>
          <table:table-cell table:formula="of:=SUM([.P20:.S20])" office:value-type="float" office:value="186.6854" calcext:value-type="float">
            <text:p>186.6854</text:p>
          </table:table-cell>
          <table:table-cell table:number-columns-repeated="2"/>
          <table:table-cell table:formula="of:=AVERAGE([.W16:.W19])" office:value-type="float" office:value="36.1247975" calcext:value-type="float">
            <text:p>36.1247975</text:p>
          </table:table-cell>
          <table:table-cell table:formula="of:=AVERAGE([.X16:.X19])" office:value-type="float" office:value="22.9347325" calcext:value-type="float">
            <text:p>22.9347325</text:p>
          </table:table-cell>
          <table:table-cell table:formula="of:=AVERAGE([.Y16:.Y19])" office:value-type="float" office:value="105.24885" calcext:value-type="float">
            <text:p>105.24885</text:p>
          </table:table-cell>
          <table:table-cell table:formula="of:=AVERAGE([.Z16:.Z19])" office:value-type="float" office:value="75.599735" calcext:value-type="float">
            <text:p>75.599735</text:p>
          </table:table-cell>
          <table:table-cell table:formula="of:=AVERAGE([.AA16:.AA19])" office:value-type="float" office:value="239.908115" calcext:value-type="float">
            <text:p>239.908115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style-name="ce2" office:value-type="float" office:value="35.49839" calcext:value-type="float">
            <text:p>35.49839</text:p>
          </table:table-cell>
          <table:table-cell table:style-name="ce2" office:value-type="float" office:value="34.55538" calcext:value-type="float">
            <text:p>34.55538</text:p>
          </table:table-cell>
          <table:table-cell table:style-name="ce2" office:value-type="float" office:value="99.4809" calcext:value-type="float">
            <text:p>99.4809</text:p>
          </table:table-cell>
          <table:table-cell table:style-name="ce2" office:value-type="float" office:value="93.1132" calcext:value-type="float">
            <text:p>93.1132</text:p>
          </table:table-cell>
          <table:table-cell table:formula="of:=SUM([.I21:.L21])" office:value-type="float" office:value="262.64787" calcext:value-type="float">
            <text:p>262.64787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20.20286" calcext:value-type="float">
            <text:p>20.20286</text:p>
          </table:table-cell>
          <table:table-cell table:style-name="ce2" office:value-type="float" office:value="25.701" calcext:value-type="float">
            <text:p>25.701</text:p>
          </table:table-cell>
          <table:table-cell table:style-name="ce2" office:value-type="float" office:value="283.4138" calcext:value-type="float">
            <text:p>283.4138</text:p>
          </table:table-cell>
          <table:table-cell table:style-name="ce2" office:value-type="float" office:value="192.724" calcext:value-type="float">
            <text:p>192.724</text:p>
          </table:table-cell>
          <table:table-cell table:formula="of:=SUM([.P21:.S21])" office:value-type="float" office:value="522.04166" calcext:value-type="float">
            <text:p>522.04166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AVERAGE([.I15:.I21])" office:value-type="float" office:value="28.9468557142857" calcext:value-type="float">
            <text:p>28.9468557143</text:p>
          </table:table-cell>
          <table:table-cell table:formula="of:=AVERAGE([.J15:.J21])" office:value-type="float" office:value="22.9210542857143" calcext:value-type="float">
            <text:p>22.9210542857</text:p>
          </table:table-cell>
          <table:table-cell table:formula="of:=AVERAGE([.K15:.K21])" office:value-type="float" office:value="113.466528571429" calcext:value-type="float">
            <text:p>113.4665285714</text:p>
          </table:table-cell>
          <table:table-cell table:formula="of:=AVERAGE([.L15:.L21])" office:value-type="float" office:value="94.0442571428572" calcext:value-type="float">
            <text:p>94.0442571429</text:p>
          </table:table-cell>
          <table:table-cell table:formula="of:=AVERAGE([.M15:.M21])" office:value-type="float" office:value="259.378695714286" calcext:value-type="float">
            <text:p>259.378695714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24.4088" calcext:value-type="float">
            <text:p>24.4088</text:p>
          </table:table-cell>
          <table:table-cell table:style-name="ce2" office:value-type="float" office:value="42.2601" calcext:value-type="float">
            <text:p>42.2601</text:p>
          </table:table-cell>
          <table:table-cell table:style-name="ce2" office:value-type="float" office:value="41.2966" calcext:value-type="float">
            <text:p>41.2966</text:p>
          </table:table-cell>
          <table:table-cell table:style-name="ce2" office:value-type="float" office:value="38.1163" calcext:value-type="float">
            <text:p>38.1163</text:p>
          </table:table-cell>
          <table:table-cell table:formula="of:=SUM([.P22:.S22])" office:value-type="float" office:value="146.0818" calcext:value-type="float">
            <text:p>146.0818</text:p>
          </table:table-cell>
          <table:table-cell table:number-columns-repeated="7"/>
        </table:table-row>
        <table:table-row table:style-name="ro1">
          <table:table-cell table:number-columns-repeated="15"/>
          <table:table-cell table:formula="of:=AVERAGE([.P16:.P22])" office:value-type="float" office:value="33.0993414285714" calcext:value-type="float">
            <text:p>33.0993414286</text:p>
          </table:table-cell>
          <table:table-cell table:formula="of:=AVERAGE([.Q16:.Q22])" office:value-type="float" office:value="29.0540285714286" calcext:value-type="float">
            <text:p>29.0540285714</text:p>
          </table:table-cell>
          <table:table-cell table:formula="of:=AVERAGE([.R16:.R22])" office:value-type="float" office:value="132.756657142857" calcext:value-type="float">
            <text:p>132.7566571429</text:p>
          </table:table-cell>
          <table:table-cell table:formula="of:=AVERAGE([.S16:.S22])" office:value-type="float" office:value="104.423828571429" calcext:value-type="float">
            <text:p>104.4238285714</text:p>
          </table:table-cell>
          <table:table-cell table:formula="of:=AVERAGE([.T16:.T22])" office:value-type="float" office:value="299.333855714286" calcext:value-type="float">
            <text:p>299.3338557143</text:p>
          </table:table-cell>
          <table:table-cell table:number-columns-repeated="7"/>
        </table:table-row>
        <table:table-row table:style-name="ro1">
          <table:table-cell table:number-columns-repeated="27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  <table:table-cell/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4.2803805" calcext:value-type="float">
            <text:p>4.2803805</text:p>
          </table:table-cell>
          <table:table-cell table:style-name="ce2" office:value-type="float" office:value="16.95301" calcext:value-type="float">
            <text:p>16.95301</text:p>
          </table:table-cell>
          <table:table-cell table:style-name="ce2" office:value-type="float" office:value="9.070060125" calcext:value-type="float">
            <text:p>9.070060125</text:p>
          </table:table-cell>
          <table:table-cell table:style-name="ce2" office:value-type="float" office:value="8.529818625" calcext:value-type="float">
            <text:p>8.529818625</text:p>
          </table:table-cell>
          <table:table-cell table:formula="of:=SUM([.B26:.E26])" office:value-type="float" office:value="38.83326925" calcext:value-type="float">
            <text:p>38.833269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2.150934" calcext:value-type="float">
            <text:p>2.150934</text:p>
          </table:table-cell>
          <table:table-cell table:style-name="ce2" office:value-type="float" office:value="7.16804" calcext:value-type="float">
            <text:p>7.16804</text:p>
          </table:table-cell>
          <table:table-cell table:number-columns-repeated="2" table:style-name="ce2" office:value-type="float" office:value="4.013610625" calcext:value-type="float">
            <text:p>4.013610625</text:p>
          </table:table-cell>
          <table:table-cell table:formula="of:=SUM([.I26:.L26])" office:value-type="float" office:value="17.34619525" calcext:value-type="float">
            <text:p>17.34619525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2.619807" calcext:value-type="float">
            <text:p>2.619807</text:p>
          </table:table-cell>
          <table:table-cell table:style-name="ce2" office:value-type="float" office:value="1.576296" calcext:value-type="float">
            <text:p>1.576296</text:p>
          </table:table-cell>
          <table:table-cell table:number-columns-repeated="2" table:style-name="ce2" office:value-type="float" office:value="3.1814095" calcext:value-type="float">
            <text:p>3.1814095</text:p>
          </table:table-cell>
          <table:table-cell table:formula="of:=SUM([.P26:.S26])" office:value-type="float" office:value="10.558922" calcext:value-type="float">
            <text:p>10.558922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.554914" calcext:value-type="float">
            <text:p>1.554914</text:p>
          </table:table-cell>
          <table:table-cell table:style-name="ce2" office:value-type="float" office:value="3.538198" calcext:value-type="float">
            <text:p>3.538198</text:p>
          </table:table-cell>
          <table:table-cell table:style-name="ce2" office:value-type="float" office:value="2.38996525" calcext:value-type="float">
            <text:p>2.38996525</text:p>
          </table:table-cell>
          <table:table-cell table:style-name="ce2" office:value-type="float" office:value="2.11079225" calcext:value-type="float">
            <text:p>2.11079225</text:p>
          </table:table-cell>
          <table:table-cell table:formula="of:=SUM([.W26:.Z26])" office:value-type="float" office:value="9.5938695" calcext:value-type="float">
            <text:p>9.5938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3.86967" calcext:value-type="float">
            <text:p>3.86967</text:p>
          </table:table-cell>
          <table:table-cell table:style-name="ce2" office:value-type="float" office:value="6.642847" calcext:value-type="float">
            <text:p>6.642847</text:p>
          </table:table-cell>
          <table:table-cell table:style-name="ce2" office:value-type="float" office:value="7.381541125" calcext:value-type="float">
            <text:p>7.381541125</text:p>
          </table:table-cell>
          <table:table-cell table:style-name="ce2" office:value-type="float" office:value="5.70552475" calcext:value-type="float">
            <text:p>5.70552475</text:p>
          </table:table-cell>
          <table:table-cell table:formula="of:=SUM([.B27:.E27])" office:value-type="float" office:value="23.599582875" calcext:value-type="float">
            <text:p>23.599582875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.923633" calcext:value-type="float">
            <text:p>1.923633</text:p>
          </table:table-cell>
          <table:table-cell table:style-name="ce2" office:value-type="float" office:value="11.75348" calcext:value-type="float">
            <text:p>11.75348</text:p>
          </table:table-cell>
          <table:table-cell table:style-name="ce2" office:value-type="float" office:value="3.251325575" calcext:value-type="float">
            <text:p>3.251325575</text:p>
          </table:table-cell>
          <table:table-cell table:style-name="ce2" office:value-type="float" office:value="3.595758" calcext:value-type="float">
            <text:p>3.595758</text:p>
          </table:table-cell>
          <table:table-cell table:formula="of:=SUM([.I27:.L27])" office:value-type="float" office:value="20.524196575" calcext:value-type="float">
            <text:p>20.524196575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0.867342" calcext:value-type="float">
            <text:p>0.867342</text:p>
          </table:table-cell>
          <table:table-cell table:style-name="ce2" office:value-type="float" office:value="3.243309" calcext:value-type="float">
            <text:p>3.243309</text:p>
          </table:table-cell>
          <table:table-cell table:style-name="ce2" office:value-type="float" office:value="2.972291" calcext:value-type="float">
            <text:p>2.972291</text:p>
          </table:table-cell>
          <table:table-cell table:style-name="ce2" office:value-type="float" office:value="3.701374375" calcext:value-type="float">
            <text:p>3.701374375</text:p>
          </table:table-cell>
          <table:table-cell table:formula="of:=SUM([.P27:.S27])" office:value-type="float" office:value="10.784316375" calcext:value-type="float">
            <text:p>10.7843163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1.4022025" calcext:value-type="float">
            <text:p>1.4022025</text:p>
          </table:table-cell>
          <table:table-cell table:style-name="ce2" office:value-type="float" office:value="4.50141" calcext:value-type="float">
            <text:p>4.50141</text:p>
          </table:table-cell>
          <table:table-cell table:style-name="ce2" office:value-type="float" office:value="3.33753925" calcext:value-type="float">
            <text:p>3.33753925</text:p>
          </table:table-cell>
          <table:table-cell table:style-name="ce2" office:value-type="float" office:value="2.2889878875" calcext:value-type="float">
            <text:p>2.2889878875</text:p>
          </table:table-cell>
          <table:table-cell table:formula="of:=SUM([.W27:.Z27])" office:value-type="float" office:value="11.5301396375" calcext:value-type="float">
            <text:p>11.53013963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1.317529" calcext:value-type="float">
            <text:p>1.317529</text:p>
          </table:table-cell>
          <table:table-cell table:style-name="ce2" office:value-type="float" office:value="9.220284" calcext:value-type="float">
            <text:p>9.220284</text:p>
          </table:table-cell>
          <table:table-cell table:style-name="ce2" office:value-type="float" office:value="6.207668" calcext:value-type="float">
            <text:p>6.207668</text:p>
          </table:table-cell>
          <table:table-cell table:style-name="ce2" office:value-type="float" office:value="5.08886925" calcext:value-type="float">
            <text:p>5.08886925</text:p>
          </table:table-cell>
          <table:table-cell table:formula="of:=SUM([.B28:.E28])" office:value-type="float" office:value="21.83435025" calcext:value-type="float">
            <text:p>21.83435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3.004579" calcext:value-type="float">
            <text:p>3.004579</text:p>
          </table:table-cell>
          <table:table-cell table:style-name="ce2" office:value-type="float" office:value="4.069859" calcext:value-type="float">
            <text:p>4.069859</text:p>
          </table:table-cell>
          <table:table-cell table:style-name="ce2" office:value-type="float" office:value="4.849438875" calcext:value-type="float">
            <text:p>4.849438875</text:p>
          </table:table-cell>
          <table:table-cell table:style-name="ce2" office:value-type="float" office:value="4.512302825" calcext:value-type="float">
            <text:p>4.512302825</text:p>
          </table:table-cell>
          <table:table-cell table:formula="of:=SUM([.I28:.L28])" office:value-type="float" office:value="16.4361797" calcext:value-type="float">
            <text:p>16.436179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2.35932" calcext:value-type="float">
            <text:p>2.35932</text:p>
          </table:table-cell>
          <table:table-cell table:style-name="ce2" office:value-type="float" office:value="4.060901" calcext:value-type="float">
            <text:p>4.060901</text:p>
          </table:table-cell>
          <table:table-cell table:style-name="ce2" office:value-type="float" office:value="3.9785115" calcext:value-type="float">
            <text:p>3.9785115</text:p>
          </table:table-cell>
          <table:table-cell table:style-name="ce2" office:value-type="float" office:value="3.0536295" calcext:value-type="float">
            <text:p>3.0536295</text:p>
          </table:table-cell>
          <table:table-cell table:formula="of:=SUM([.P28:.S28])" office:value-type="float" office:value="13.452362" calcext:value-type="float">
            <text:p>13.45236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3.1454575" calcext:value-type="float">
            <text:p>3.1454575</text:p>
          </table:table-cell>
          <table:table-cell table:style-name="ce2" office:value-type="float" office:value="6.065219" calcext:value-type="float">
            <text:p>6.065219</text:p>
          </table:table-cell>
          <table:table-cell table:style-name="ce2" office:value-type="float" office:value="3.023767" calcext:value-type="float">
            <text:p>3.023767</text:p>
          </table:table-cell>
          <table:table-cell table:style-name="ce2" office:value-type="float" office:value="3.2575605" calcext:value-type="float">
            <text:p>3.2575605</text:p>
          </table:table-cell>
          <table:table-cell table:formula="of:=SUM([.W28:.Z28])" office:value-type="float" office:value="15.492004" calcext:value-type="float">
            <text:p>15.4920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4.0249215" calcext:value-type="float">
            <text:p>4.0249215</text:p>
          </table:table-cell>
          <table:table-cell table:style-name="ce2" office:value-type="float" office:value="8.576299" calcext:value-type="float">
            <text:p>8.576299</text:p>
          </table:table-cell>
          <table:table-cell table:style-name="ce2" office:value-type="float" office:value="3.3415055" calcext:value-type="float">
            <text:p>3.3415055</text:p>
          </table:table-cell>
          <table:table-cell table:style-name="ce2" office:value-type="float" office:value="3.299659" calcext:value-type="float">
            <text:p>3.299659</text:p>
          </table:table-cell>
          <table:table-cell table:formula="of:=SUM([.B29:.E29])" office:value-type="float" office:value="19.242385" calcext:value-type="float">
            <text:p>19.242385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2.1928545" calcext:value-type="float">
            <text:p>2.1928545</text:p>
          </table:table-cell>
          <table:table-cell table:style-name="ce2" office:value-type="float" office:value="5.547572" calcext:value-type="float">
            <text:p>5.547572</text:p>
          </table:table-cell>
          <table:table-cell table:style-name="ce2" office:value-type="float" office:value="6.0378925" calcext:value-type="float">
            <text:p>6.0378925</text:p>
          </table:table-cell>
          <table:table-cell table:style-name="ce2" office:value-type="float" office:value="4.339551" calcext:value-type="float">
            <text:p>4.339551</text:p>
          </table:table-cell>
          <table:table-cell table:formula="of:=SUM([.I29:.L29])" office:value-type="float" office:value="18.11787" calcext:value-type="float">
            <text:p>18.1178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2.2592535" calcext:value-type="float">
            <text:p>2.2592535</text:p>
          </table:table-cell>
          <table:table-cell table:style-name="ce2" office:value-type="float" office:value="3.317118" calcext:value-type="float">
            <text:p>3.317118</text:p>
          </table:table-cell>
          <table:table-cell table:style-name="ce2" office:value-type="float" office:value="4.15080525" calcext:value-type="float">
            <text:p>4.15080525</text:p>
          </table:table-cell>
          <table:table-cell table:style-name="ce2" office:value-type="float" office:value="4.628315625" calcext:value-type="float">
            <text:p>4.628315625</text:p>
          </table:table-cell>
          <table:table-cell table:formula="of:=SUM([.P29:.S29])" office:value-type="float" office:value="14.355492375" calcext:value-type="float">
            <text:p>14.35549237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1.623129" calcext:value-type="float">
            <text:p>1.623129</text:p>
          </table:table-cell>
          <table:table-cell table:style-name="ce2" office:value-type="float" office:value="2.768127" calcext:value-type="float">
            <text:p>2.768127</text:p>
          </table:table-cell>
          <table:table-cell table:style-name="ce2" office:value-type="float" office:value="1.7761807375" calcext:value-type="float">
            <text:p>1.7761807375</text:p>
          </table:table-cell>
          <table:table-cell table:style-name="ce2" office:value-type="float" office:value="1.903549325" calcext:value-type="float">
            <text:p>1.903549325</text:p>
          </table:table-cell>
          <table:table-cell table:formula="of:=SUM([.W29:.Z29])" office:value-type="float" office:value="8.0709860625" calcext:value-type="float">
            <text:p>8.07098606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4.4561235" calcext:value-type="float">
            <text:p>4.4561235</text:p>
          </table:table-cell>
          <table:table-cell table:style-name="ce2" office:value-type="float" office:value="9.002918" calcext:value-type="float">
            <text:p>9.002918</text:p>
          </table:table-cell>
          <table:table-cell table:style-name="ce2" office:value-type="float" office:value="6.817599375" calcext:value-type="float">
            <text:p>6.817599375</text:p>
          </table:table-cell>
          <table:table-cell table:style-name="ce2" office:value-type="float" office:value="8.455383125" calcext:value-type="float">
            <text:p>8.455383125</text:p>
          </table:table-cell>
          <table:table-cell table:formula="of:=SUM([.B30:.E30])" office:value-type="float" office:value="28.732024" calcext:value-type="float">
            <text:p>28.732024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2.5768675" calcext:value-type="float">
            <text:p>2.5768675</text:p>
          </table:table-cell>
          <table:table-cell table:style-name="ce2" office:value-type="float" office:value="8.645294" calcext:value-type="float">
            <text:p>8.645294</text:p>
          </table:table-cell>
          <table:table-cell table:style-name="ce2" office:value-type="float" office:value="4.726371375" calcext:value-type="float">
            <text:p>4.726371375</text:p>
          </table:table-cell>
          <table:table-cell table:style-name="ce2" office:value-type="float" office:value="3.707838875" calcext:value-type="float">
            <text:p>3.707838875</text:p>
          </table:table-cell>
          <table:table-cell table:formula="of:=SUM([.I30:.L30])" office:value-type="float" office:value="19.65637175" calcext:value-type="float">
            <text:p>19.6563717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1.300738" calcext:value-type="float">
            <text:p>1.300738</text:p>
          </table:table-cell>
          <table:table-cell table:style-name="ce2" office:value-type="float" office:value="3.357939" calcext:value-type="float">
            <text:p>3.357939</text:p>
          </table:table-cell>
          <table:table-cell table:style-name="ce2" office:value-type="float" office:value="3.179115575" calcext:value-type="float">
            <text:p>3.179115575</text:p>
          </table:table-cell>
          <table:table-cell table:style-name="ce2" office:value-type="float" office:value="4.2478688625" calcext:value-type="float">
            <text:p>4.2478688625</text:p>
          </table:table-cell>
          <table:table-cell table:formula="of:=SUM([.P30:.S30])" office:value-type="float" office:value="12.0856614375" calcext:value-type="float">
            <text:p>12.0856614375</text:p>
          </table:table-cell>
          <table:table-cell table:number-columns-repeated="2"/>
          <table:table-cell table:formula="of:=AVERAGE([.W26:.W29])" office:value-type="float" office:value="1.93142575" calcext:value-type="float">
            <text:p>1.93142575</text:p>
          </table:table-cell>
          <table:table-cell table:formula="of:=AVERAGE([.X26:.X29])" office:value-type="float" office:value="4.2182385" calcext:value-type="float">
            <text:p>4.2182385</text:p>
          </table:table-cell>
          <table:table-cell table:formula="of:=AVERAGE([.Y26:.Y29])" office:value-type="float" office:value="2.631863059375" calcext:value-type="float">
            <text:p>2.6318630594</text:p>
          </table:table-cell>
          <table:table-cell table:formula="of:=AVERAGE([.Z26:.Z29])" office:value-type="float" office:value="2.390222490625" calcext:value-type="float">
            <text:p>2.3902224906</text:p>
          </table:table-cell>
          <table:table-cell table:formula="of:=AVERAGE([.AA26:.AA29])" office:value-type="float" office:value="11.1717498" calcext:value-type="float">
            <text:p>11.1717498</text:p>
          </table:table-cell>
        </table:table-row>
        <table:table-row table:style-name="ro1">
          <table:table-cell/>
          <table:table-cell table:formula="of:=AVERAGE([.B26:.B30])" office:value-type="float" office:value="3.5897249" calcext:value-type="float">
            <text:p>3.5897249</text:p>
          </table:table-cell>
          <table:table-cell table:formula="of:=AVERAGE([.C26:.C30])" office:value-type="float" office:value="10.0790716" calcext:value-type="float">
            <text:p>10.0790716</text:p>
          </table:table-cell>
          <table:table-cell table:formula="of:=AVERAGE([.D26:.D30])" office:value-type="float" office:value="6.563674825" calcext:value-type="float">
            <text:p>6.563674825</text:p>
          </table:table-cell>
          <table:table-cell table:formula="of:=AVERAGE([.E26:.E30])" office:value-type="float" office:value="6.21585095" calcext:value-type="float">
            <text:p>6.21585095</text:p>
          </table:table-cell>
          <table:table-cell table:formula="of:=AVERAGE([.F26:.F30])" office:value-type="float" office:value="26.448322275" calcext:value-type="float">
            <text:p>26.448322275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4.601643" calcext:value-type="float">
            <text:p>4.601643</text:p>
          </table:table-cell>
          <table:table-cell table:style-name="ce2" office:value-type="float" office:value="8.891509" calcext:value-type="float">
            <text:p>8.891509</text:p>
          </table:table-cell>
          <table:table-cell table:style-name="ce2" office:value-type="float" office:value="4.380987" calcext:value-type="float">
            <text:p>4.380987</text:p>
          </table:table-cell>
          <table:table-cell table:style-name="ce2" office:value-type="float" office:value="5.540681" calcext:value-type="float">
            <text:p>5.540681</text:p>
          </table:table-cell>
          <table:table-cell table:formula="of:=SUM([.I31:.L31])" office:value-type="float" office:value="23.41482" calcext:value-type="float">
            <text:p>23.4148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AVERAGE([.P30:.Q30])" office:value-type="float" office:value="2.3293385" calcext:value-type="float">
            <text:p>2.3293385</text:p>
          </table:table-cell>
          <table:table-cell table:style-name="ce2" office:value-type="float" office:value="4.309965" calcext:value-type="float">
            <text:p>4.309965</text:p>
          </table:table-cell>
          <table:table-cell table:style-name="ce2" office:value-type="float" office:value="2.6522025375" calcext:value-type="float">
            <text:p>2.6522025375</text:p>
          </table:table-cell>
          <table:table-cell table:style-name="ce2" office:value-type="float" office:value="2.95349675" calcext:value-type="float">
            <text:p>2.95349675</text:p>
          </table:table-cell>
          <table:table-cell table:formula="of:=SUM([.P31:.S31])" office:value-type="float" office:value="12.2450027875" calcext:value-type="float">
            <text:p>12.245002787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style-name="ce2" office:value-type="float" office:value="1.390942" calcext:value-type="float">
            <text:p>1.390942</text:p>
          </table:table-cell>
          <table:table-cell table:style-name="ce2" office:value-type="float" office:value="4.142436" calcext:value-type="float">
            <text:p>4.142436</text:p>
          </table:table-cell>
          <table:table-cell table:style-name="ce2" office:value-type="float" office:value="4.69978675" calcext:value-type="float">
            <text:p>4.69978675</text:p>
          </table:table-cell>
          <table:table-cell table:style-name="ce2" office:value-type="float" office:value="4.160006" calcext:value-type="float">
            <text:p>4.160006</text:p>
          </table:table-cell>
          <table:table-cell table:formula="of:=SUM([.I32:.L32])" office:value-type="float" office:value="14.39317075" calcext:value-type="float">
            <text:p>14.3931707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2.187007" calcext:value-type="float">
            <text:p>2.187007</text:p>
          </table:table-cell>
          <table:table-cell table:style-name="ce2" office:value-type="float" office:value="8.903512" calcext:value-type="float">
            <text:p>8.903512</text:p>
          </table:table-cell>
          <table:table-cell table:style-name="ce2" office:value-type="float" office:value="4.778646875" calcext:value-type="float">
            <text:p>4.778646875</text:p>
          </table:table-cell>
          <table:table-cell table:style-name="ce2" office:value-type="float" office:value="4.583976" calcext:value-type="float">
            <text:p>4.583976</text:p>
          </table:table-cell>
          <table:table-cell table:formula="of:=SUM([.P32:.S32])" office:value-type="float" office:value="20.453141875" calcext:value-type="float">
            <text:p>20.453141875</text:p>
          </table:table-cell>
          <table:table-cell table:number-columns-repeated="7"/>
        </table:table-row>
        <table:table-row table:style-name="ro1">
          <table:table-cell table:number-columns-repeated="8"/>
          <table:table-cell table:formula="of:=AVERAGE([.I26:.I32])" office:value-type="float" office:value="2.548779" calcext:value-type="float">
            <text:p>2.548779</text:p>
          </table:table-cell>
          <table:table-cell table:formula="of:=AVERAGE([.J26:.J32])" office:value-type="float" office:value="7.17402714285714" calcext:value-type="float">
            <text:p>7.1740271429</text:p>
          </table:table-cell>
          <table:table-cell table:formula="of:=AVERAGE([.K26:.K32])" office:value-type="float" office:value="4.56563038571429" calcext:value-type="float">
            <text:p>4.5656303857</text:p>
          </table:table-cell>
          <table:table-cell table:formula="of:=AVERAGE([.L26:.L32])" office:value-type="float" office:value="4.26710690357143" calcext:value-type="float">
            <text:p>4.2671069036</text:p>
          </table:table-cell>
          <table:table-cell table:formula="of:=AVERAGE([.M26:.M32])" office:value-type="float" office:value="18.5555434321429" calcext:value-type="float">
            <text:p>18.5555434321</text:p>
          </table:table-cell>
          <table:table-cell table:number-columns-repeated="2"/>
          <table:table-cell table:formula="of:=AVERAGE([.P26:.P32])" office:value-type="float" office:value="1.98897228571429" calcext:value-type="float">
            <text:p>1.9889722857</text:p>
          </table:table-cell>
          <table:table-cell table:formula="of:=AVERAGE([.Q26:.Q32])" office:value-type="float" office:value="4.10986285714286" calcext:value-type="float">
            <text:p>4.1098628571</text:p>
          </table:table-cell>
          <table:table-cell table:formula="of:=AVERAGE([.R26:.R32])" office:value-type="float" office:value="3.55614031964286" calcext:value-type="float">
            <text:p>3.5561403196</text:p>
          </table:table-cell>
          <table:table-cell table:formula="of:=AVERAGE([.S26:.S32])" office:value-type="float" office:value="3.76429580178571" calcext:value-type="float">
            <text:p>3.7642958018</text:p>
          </table:table-cell>
          <table:table-cell table:formula="of:=AVERAGE([.T26:.T32])" office:value-type="float" office:value="13.4192712642857" calcext:value-type="float">
            <text:p>13.4192712643</text:p>
          </table:table-cell>
          <table:table-cell table:number-columns-repeated="7"/>
        </table:table-row>
        <table:table-row table:style-name="ro1" table:number-rows-repeated="44">
          <table:table-cell table:number-columns-repeated="27"/>
        </table:table-row>
        <table:table-row table:style-name="ro1">
          <table:table-cell/>
          <table:table-cell office:value-type="float" office:value="54.43592" calcext:value-type="float">
            <text:p>54.43592</text:p>
          </table:table-cell>
          <table:table-cell office:value-type="float" office:value="36.84312" calcext:value-type="float">
            <text:p>36.84312</text:p>
          </table:table-cell>
          <table:table-cell office:value-type="float" office:value="174.63184" calcext:value-type="float">
            <text:p>174.63184</text:p>
          </table:table-cell>
          <table:table-cell office:value-type="float" office:value="125.27034" calcext:value-type="float">
            <text:p>125.27034</text:p>
          </table:table-cell>
          <table:table-cell office:value-type="float" office:value="391.18122" calcext:value-type="float">
            <text:p>391.18122</text:p>
          </table:table-cell>
          <table:table-cell table:number-columns-repeated="21"/>
        </table:table-row>
        <table:table-row table:style-name="ro1">
          <table:table-cell/>
          <table:table-cell office:value-type="float" office:value="28.9468557142857" calcext:value-type="float">
            <text:p>28.9468557143</text:p>
          </table:table-cell>
          <table:table-cell office:value-type="float" office:value="22.9210542857143" calcext:value-type="float">
            <text:p>22.9210542857</text:p>
          </table:table-cell>
          <table:table-cell office:value-type="float" office:value="113.466528571429" calcext:value-type="float">
            <text:p>113.4665285714</text:p>
          </table:table-cell>
          <table:table-cell office:value-type="float" office:value="94.0442571428571" calcext:value-type="float">
            <text:p>94.0442571429</text:p>
          </table:table-cell>
          <table:table-cell office:value-type="float" office:value="259.378695714286" calcext:value-type="float">
            <text:p>259.378695714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3.0993414285714" calcext:value-type="float">
            <text:p>33.0993414286</text:p>
          </table:table-cell>
          <table:table-cell office:value-type="float" office:value="29.0540285714286" calcext:value-type="float">
            <text:p>29.0540285714</text:p>
          </table:table-cell>
          <table:table-cell office:value-type="float" office:value="132.756657142857" calcext:value-type="float">
            <text:p>132.7566571429</text:p>
          </table:table-cell>
          <table:table-cell office:value-type="float" office:value="104.423828571429" calcext:value-type="float">
            <text:p>104.4238285714</text:p>
          </table:table-cell>
          <table:table-cell office:value-type="float" office:value="299.333855714286" calcext:value-type="float">
            <text:p>299.3338557143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6.1247975" calcext:value-type="float">
            <text:p>36.1247975</text:p>
          </table:table-cell>
          <table:table-cell office:value-type="float" office:value="22.9347325" calcext:value-type="float">
            <text:p>22.9347325</text:p>
          </table:table-cell>
          <table:table-cell office:value-type="float" office:value="105.24885" calcext:value-type="float">
            <text:p>105.24885</text:p>
          </table:table-cell>
          <table:table-cell office:value-type="float" office:value="75.599735" calcext:value-type="float">
            <text:p>75.599735</text:p>
          </table:table-cell>
          <table:table-cell office:value-type="float" office:value="239.908115" calcext:value-type="float">
            <text:p>239.908115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 style:data-style-name="N2" text:time-value="16:15:05.772091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11:06:53.706217213</meta:creation-date>
    <dc:date>2016-08-04T16:33:28.391923091</dc:date>
    <meta:editing-duration>PT7H49M13S</meta:editing-duration>
    <meta:editing-cycles>46</meta:editing-cycles>
    <meta:generator>LibreOffice/5.0.6.3$Linux_X86_64 LibreOffice_project/00m0$Build-3</meta:generator>
    <meta:document-statistic meta:table-count="1" meta:cell-count="416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2.66cm" style:legend-expansion="high" chart:style-name="ch2"/>
        <chart:plot-area chart:style-name="ch3" table:cell-range-address="Sheet1.B20:Sheet1.E20 Sheet1.I22:Sheet1.L22 Sheet1.P23:Sheet1.S23 Sheet1.W20:Sheet1.Z20" chart:data-source-has-labels="row" svg:x="0.32cm" svg:y="0.18cm" svg:width="10.398cm" svg:height="8.64cm">
          <chartooo:coordinate-region svg:x="1.127cm" svg:y="0.379cm" svg:width="9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20 Sheet1.I22:Sheet1.I22 Sheet1.P23:Sheet1.P23 Sheet1.W20:Sheet1.W20" chart:class="chart:bar">
            <chart:data-point chart:repeated="4"/>
          </chart:series>
          <chart:series chart:style-name="ch8" chart:values-cell-range-address="Sheet1.C20:Sheet1.C20 Sheet1.J22:Sheet1.J22 Sheet1.Q23:Sheet1.Q23 Sheet1.X20:Sheet1.X20" chart:class="chart:bar">
            <chart:data-point chart:repeated="4"/>
          </chart:series>
          <chart:series chart:style-name="ch9" chart:values-cell-range-address="Sheet1.D20:Sheet1.D20 Sheet1.K22:Sheet1.K22 Sheet1.R23:Sheet1.R23 Sheet1.Y20:Sheet1.Y20" chart:class="chart:bar">
            <chart:data-point chart:repeated="4"/>
          </chart:series>
          <chart:series chart:style-name="ch10" chart:values-cell-range-address="Sheet1.E20:Sheet1.E20 Sheet1.L22:Sheet1.L22 Sheet1.S23:Sheet1.S23 Sheet1.Z20:Sheet1.Z2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4.43592">
                <text:p>54.43592</text:p>
                <draw:g>
                  <svg:desc>Sheet1.B20:Sheet1.B20 Sheet1.I22:Sheet1.I22 Sheet1.P23:Sheet1.P23 Sheet1.W20:Sheet1.W20</svg:desc>
                </draw:g>
              </table:table-cell>
              <table:table-cell office:value-type="float" office:value="36.84312">
                <text:p>36.84312</text:p>
                <draw:g>
                  <svg:desc>Sheet1.C20:Sheet1.C20 Sheet1.J22:Sheet1.J22 Sheet1.Q23:Sheet1.Q23 Sheet1.X20:Sheet1.X20</svg:desc>
                </draw:g>
              </table:table-cell>
              <table:table-cell office:value-type="float" office:value="174.63184">
                <text:p>174.63184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25.27034">
                <text:p>125.2703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28.9468557142857">
                <text:p>28.9468557142857</text:p>
              </table:table-cell>
              <table:table-cell office:value-type="float" office:value="22.9210542857143">
                <text:p>22.9210542857143</text:p>
              </table:table-cell>
              <table:table-cell office:value-type="float" office:value="113.466528571429">
                <text:p>113.466528571429</text:p>
              </table:table-cell>
              <table:table-cell office:value-type="float" office:value="94.0442571428572">
                <text:p>94.0442571428572</text:p>
              </table:table-cell>
            </table:table-row>
            <table:table-row>
              <table:table-cell office:value-type="string"/>
              <table:table-cell office:value-type="float" office:value="33.0993414285714">
                <text:p>33.0993414285714</text:p>
              </table:table-cell>
              <table:table-cell office:value-type="float" office:value="29.0540285714286">
                <text:p>29.0540285714286</text:p>
              </table:table-cell>
              <table:table-cell office:value-type="float" office:value="132.756657142857">
                <text:p>132.756657142857</text:p>
              </table:table-cell>
              <table:table-cell office:value-type="float" office:value="104.423828571429">
                <text:p>104.423828571429</text:p>
              </table:table-cell>
            </table:table-row>
            <table:table-row>
              <table:table-cell office:value-type="string"/>
              <table:table-cell office:value-type="float" office:value="36.1247975">
                <text:p>36.1247975</text:p>
              </table:table-cell>
              <table:table-cell office:value-type="float" office:value="22.9347325">
                <text:p>22.9347325</text:p>
              </table:table-cell>
              <table:table-cell office:value-type="float" office:value="105.24885">
                <text:p>105.24885</text:p>
              </table:table-cell>
              <table:table-cell office:value-type="float" office:value="75.599735">
                <text:p>75.599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bar" chart:style-name="ch1">
        <chart:legend chart:legend-position="end" svg:x="13.741cm" svg:y="3.451cm" style:legend-expansion="high" chart:style-name="ch2"/>
        <chart:plot-area chart:style-name="ch3" table:cell-range-address="Sheet1.I26:Sheet1.L32" svg:x="0.32cm" svg:y="0.179cm" svg:width="13.101cm" svg:height="8.636cm">
          <chartooo:coordinate-region svg:x="0.941cm" svg:y="0.378cm" svg:width="12.48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26:Sheet1.I32" chart:class="chart:bar">
            <chart:data-point chart:repeated="7"/>
          </chart:series>
          <chart:series chart:style-name="ch8" chart:values-cell-range-address="Sheet1.J26:Sheet1.J32" chart:class="chart:bar">
            <chart:data-point chart:repeated="7"/>
          </chart:series>
          <chart:series chart:style-name="ch9" chart:values-cell-range-address="Sheet1.K26:Sheet1.K32" chart:class="chart:bar">
            <chart:data-point chart:repeated="7"/>
          </chart:series>
          <chart:series chart:style-name="ch10" chart:values-cell-range-address="Sheet1.L26:Sheet1.L32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50934">
                <text:p>2.150934</text:p>
                <draw:g>
                  <svg:desc>Sheet1.I26:Sheet1.I32</svg:desc>
                </draw:g>
              </table:table-cell>
              <table:table-cell office:value-type="float" office:value="7.16804">
                <text:p>7.16804</text:p>
                <draw:g>
                  <svg:desc>Sheet1.J26:Sheet1.J32</svg:desc>
                </draw:g>
              </table:table-cell>
              <table:table-cell office:value-type="float" office:value="4.013610625">
                <text:p>4.013610625</text:p>
                <draw:g>
                  <svg:desc>Sheet1.K26:Sheet1.K32</svg:desc>
                </draw:g>
              </table:table-cell>
              <table:table-cell office:value-type="float" office:value="4.013610625">
                <text:p>4.013610625</text:p>
                <draw:g>
                  <svg:desc>Sheet1.L26:Sheet1.L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23633">
                <text:p>1.923633</text:p>
              </table:table-cell>
              <table:table-cell office:value-type="float" office:value="11.75348">
                <text:p>11.75348</text:p>
              </table:table-cell>
              <table:table-cell office:value-type="float" office:value="3.251325575">
                <text:p>3.251325575</text:p>
              </table:table-cell>
              <table:table-cell office:value-type="float" office:value="3.595758">
                <text:p>3.5957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04579">
                <text:p>3.004579</text:p>
              </table:table-cell>
              <table:table-cell office:value-type="float" office:value="4.069859">
                <text:p>4.069859</text:p>
              </table:table-cell>
              <table:table-cell office:value-type="float" office:value="4.849438875">
                <text:p>4.849438875</text:p>
              </table:table-cell>
              <table:table-cell office:value-type="float" office:value="4.512302825">
                <text:p>4.512302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928545">
                <text:p>2.1928545</text:p>
              </table:table-cell>
              <table:table-cell office:value-type="float" office:value="5.547572">
                <text:p>5.547572</text:p>
              </table:table-cell>
              <table:table-cell office:value-type="float" office:value="6.0378925">
                <text:p>6.0378925</text:p>
              </table:table-cell>
              <table:table-cell office:value-type="float" office:value="4.339551">
                <text:p>4.339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768675">
                <text:p>2.5768675</text:p>
              </table:table-cell>
              <table:table-cell office:value-type="float" office:value="8.645294">
                <text:p>8.645294</text:p>
              </table:table-cell>
              <table:table-cell office:value-type="float" office:value="4.726371375">
                <text:p>4.726371375</text:p>
              </table:table-cell>
              <table:table-cell office:value-type="float" office:value="3.707838875">
                <text:p>3.707838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601643">
                <text:p>4.601643</text:p>
              </table:table-cell>
              <table:table-cell office:value-type="float" office:value="8.891509">
                <text:p>8.891509</text:p>
              </table:table-cell>
              <table:table-cell office:value-type="float" office:value="4.380987">
                <text:p>4.380987</text:p>
              </table:table-cell>
              <table:table-cell office:value-type="float" office:value="5.540681">
                <text:p>5.5406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90942">
                <text:p>1.390942</text:p>
              </table:table-cell>
              <table:table-cell office:value-type="float" office:value="4.142436">
                <text:p>4.142436</text:p>
              </table:table-cell>
              <table:table-cell office:value-type="float" office:value="4.69978675">
                <text:p>4.69978675</text:p>
              </table:table-cell>
              <table:table-cell office:value-type="float" office:value="4.160006">
                <text:p>4.16000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5cm" xlink:href=".." xlink:type="simple" chart:class="chart:bar" chart:style-name="ch1">
        <chart:legend chart:legend-position="end" svg:x="13.74cm" svg:y="3.451cm" style:legend-expansion="high" chart:style-name="ch2"/>
        <chart:plot-area chart:style-name="ch3" table:cell-range-address="Sheet1.I15:Sheet1.L21" svg:x="0.32cm" svg:y="0.179cm" svg:width="13.1cm" svg:height="8.637cm">
          <chartooo:coordinate-region svg:x="1.127cm" svg:y="0.379cm" svg:width="12.293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15:Sheet1.I21" chart:class="chart:bar">
            <chart:data-point chart:repeated="7"/>
          </chart:series>
          <chart:series chart:style-name="ch8" chart:values-cell-range-address="Sheet1.J15:Sheet1.J21" chart:class="chart:bar">
            <chart:data-point chart:repeated="7"/>
          </chart:series>
          <chart:series chart:style-name="ch9" chart:values-cell-range-address="Sheet1.K15:Sheet1.K21" chart:class="chart:bar">
            <chart:data-point chart:repeated="7"/>
          </chart:series>
          <chart:series chart:style-name="ch10" chart:values-cell-range-address="Sheet1.L15:Sheet1.L2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5645">
                <text:p>40.5645</text:p>
                <draw:g>
                  <svg:desc>Sheet1.I15:Sheet1.I21</svg:desc>
                </draw:g>
              </table:table-cell>
              <table:table-cell office:value-type="float" office:value="25.5688">
                <text:p>25.5688</text:p>
                <draw:g>
                  <svg:desc>Sheet1.J15:Sheet1.J21</svg:desc>
                </draw:g>
              </table:table-cell>
              <table:table-cell office:value-type="float" office:value="108.8574">
                <text:p>108.8574</text:p>
                <draw:g>
                  <svg:desc>Sheet1.K15:Sheet1.K21</svg:desc>
                </draw:g>
              </table:table-cell>
              <table:table-cell office:value-type="float" office:value="108.8574">
                <text:p>108.8574</text:p>
                <draw:g>
                  <svg:desc>Sheet1.L15:Sheet1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921">
                <text:p>19.921</text:p>
              </table:table-cell>
              <table:table-cell office:value-type="float" office:value="23.7583">
                <text:p>23.7583</text:p>
              </table:table-cell>
              <table:table-cell office:value-type="float" office:value="86.013">
                <text:p>86.013</text:p>
              </table:table-cell>
              <table:table-cell office:value-type="float" office:value="90.59442">
                <text:p>90.59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6498">
                <text:p>13.6498</text:p>
              </table:table-cell>
              <table:table-cell office:value-type="float" office:value="15.9533">
                <text:p>15.9533</text:p>
              </table:table-cell>
              <table:table-cell office:value-type="float" office:value="87.2619">
                <text:p>87.2619</text:p>
              </table:table-cell>
              <table:table-cell office:value-type="float" office:value="113.11968">
                <text:p>113.11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4503">
                <text:p>16.4503</text:p>
              </table:table-cell>
              <table:table-cell office:value-type="float" office:value="14.4999">
                <text:p>14.4999</text:p>
              </table:table-cell>
              <table:table-cell office:value-type="float" office:value="69.3649">
                <text:p>69.3649</text:p>
              </table:table-cell>
              <table:table-cell office:value-type="float" office:value="58.4197">
                <text:p>58.41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2095">
                <text:p>17.2095</text:p>
              </table:table-cell>
              <table:table-cell office:value-type="float" office:value="29.6276">
                <text:p>29.6276</text:p>
              </table:table-cell>
              <table:table-cell office:value-type="float" office:value="139.3775">
                <text:p>139.3775</text:p>
              </table:table-cell>
              <table:table-cell office:value-type="float" office:value="111.0404">
                <text:p>111.0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3345">
                <text:p>59.3345</text:p>
              </table:table-cell>
              <table:table-cell office:value-type="float" office:value="16.4841">
                <text:p>16.4841</text:p>
              </table:table-cell>
              <table:table-cell office:value-type="float" office:value="203.9101">
                <text:p>203.9101</text:p>
              </table:table-cell>
              <table:table-cell office:value-type="float" office:value="83.165">
                <text:p>83.1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49839">
                <text:p>35.49839</text:p>
              </table:table-cell>
              <table:table-cell office:value-type="float" office:value="34.55538">
                <text:p>34.55538</text:p>
              </table:table-cell>
              <table:table-cell office:value-type="float" office:value="99.4809">
                <text:p>99.4809</text:p>
              </table:table-cell>
              <table:table-cell office:value-type="float" office:value="93.1132">
                <text:p>93.113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bar" chart:style-name="ch1">
        <chart:legend chart:legend-position="end" svg:x="13.74cm" svg:y="3.451cm" style:legend-expansion="high" chart:style-name="ch2"/>
        <chart:plot-area chart:style-name="ch3" table:cell-range-address="Sheet1.B15:Sheet1.E19" svg:x="0.32cm" svg:y="0.179cm" svg:width="13.1cm" svg:height="8.636cm">
          <chartooo:coordinate-region svg:x="1.127cm" svg:y="0.378cm" svg:width="12.293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B19" chart:class="chart:bar">
            <chart:data-point chart:repeated="5"/>
          </chart:series>
          <chart:series chart:style-name="ch8" chart:values-cell-range-address="Sheet1.C15:Sheet1.C19" chart:class="chart:bar">
            <chart:data-point chart:repeated="5"/>
          </chart:series>
          <chart:series chart:style-name="ch9" chart:values-cell-range-address="Sheet1.D15:Sheet1.D19" chart:class="chart:bar">
            <chart:data-point chart:repeated="5"/>
          </chart:series>
          <chart:series chart:style-name="ch10" chart:values-cell-range-address="Sheet1.E15:Sheet1.E19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.601">
                <text:p>44.601</text:p>
                <draw:g>
                  <svg:desc>Sheet1.B15:Sheet1.B19</svg:desc>
                </draw:g>
              </table:table-cell>
              <table:table-cell office:value-type="float" office:value="27.73">
                <text:p>27.73</text:p>
                <draw:g>
                  <svg:desc>Sheet1.C15:Sheet1.C19</svg:desc>
                </draw:g>
              </table:table-cell>
              <table:table-cell office:value-type="float" office:value="44.506">
                <text:p>44.506</text:p>
                <draw:g>
                  <svg:desc>Sheet1.D15:Sheet1.D19</svg:desc>
                </draw:g>
              </table:table-cell>
              <table:table-cell office:value-type="float" office:value="56.699">
                <text:p>56.699</text:p>
                <draw:g>
                  <svg:desc>Sheet1.E15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.2698">
                <text:p>86.2698</text:p>
              </table:table-cell>
              <table:table-cell office:value-type="float" office:value="26.6007">
                <text:p>26.6007</text:p>
              </table:table-cell>
              <table:table-cell office:value-type="float" office:value="129.5357">
                <text:p>129.5357</text:p>
              </table:table-cell>
              <table:table-cell office:value-type="float" office:value="88.6564999999999">
                <text:p>88.6564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2235000000001">
                <text:p>37.2235000000001</text:p>
              </table:table-cell>
              <table:table-cell office:value-type="float" office:value="32.5">
                <text:p>32.5</text:p>
              </table:table-cell>
              <table:table-cell office:value-type="float" office:value="224.7486">
                <text:p>224.7486</text:p>
              </table:table-cell>
              <table:table-cell office:value-type="float" office:value="116.156">
                <text:p>116.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4288">
                <text:p>71.4288</text:p>
              </table:table-cell>
              <table:table-cell office:value-type="float" office:value="55.8885">
                <text:p>55.8885</text:p>
              </table:table-cell>
              <table:table-cell office:value-type="float" office:value="281.5956">
                <text:p>281.5956</text:p>
              </table:table-cell>
              <table:table-cell office:value-type="float" office:value="225.2061">
                <text:p>225.2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6565000000001">
                <text:p>32.6565000000001</text:p>
              </table:table-cell>
              <table:table-cell office:value-type="float" office:value="41.4964">
                <text:p>41.4964</text:p>
              </table:table-cell>
              <table:table-cell office:value-type="float" office:value="192.7733">
                <text:p>192.7733</text:p>
              </table:table-cell>
              <table:table-cell office:value-type="float" office:value="139.6341">
                <text:p>139.634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5cm" xlink:href=".." xlink:type="simple" chart:class="chart:bar" chart:style-name="ch1">
        <chart:legend chart:legend-position="end" svg:x="13.741cm" svg:y="3.451cm" style:legend-expansion="high" chart:style-name="ch2"/>
        <chart:plot-area chart:style-name="ch3" table:cell-range-address="Sheet1.B26:Sheet1.E30" svg:x="0.32cm" svg:y="0.179cm" svg:width="13.101cm" svg:height="8.637cm">
          <chartooo:coordinate-region svg:x="0.941cm" svg:y="0.378cm" svg:width="12.48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30" chart:class="chart:bar">
            <chart:data-point chart:repeated="5"/>
          </chart:series>
          <chart:series chart:style-name="ch8" chart:values-cell-range-address="Sheet1.C26:Sheet1.C30" chart:class="chart:bar">
            <chart:data-point chart:repeated="5"/>
          </chart:series>
          <chart:series chart:style-name="ch9" chart:values-cell-range-address="Sheet1.D26:Sheet1.D30" chart:class="chart:bar">
            <chart:data-point chart:repeated="5"/>
          </chart:series>
          <chart:series chart:style-name="ch10" chart:values-cell-range-address="Sheet1.E26:Sheet1.E3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803805">
                <text:p>4.2803805</text:p>
                <draw:g>
                  <svg:desc>Sheet1.B26:Sheet1.B30</svg:desc>
                </draw:g>
              </table:table-cell>
              <table:table-cell office:value-type="float" office:value="16.95301">
                <text:p>16.95301</text:p>
                <draw:g>
                  <svg:desc>Sheet1.C26:Sheet1.C30</svg:desc>
                </draw:g>
              </table:table-cell>
              <table:table-cell office:value-type="float" office:value="9.070060125">
                <text:p>9.070060125</text:p>
                <draw:g>
                  <svg:desc>Sheet1.D26:Sheet1.D30</svg:desc>
                </draw:g>
              </table:table-cell>
              <table:table-cell office:value-type="float" office:value="8.529818625">
                <text:p>8.529818625</text:p>
                <draw:g>
                  <svg:desc>Sheet1.E26:Sheet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86967">
                <text:p>3.86967</text:p>
              </table:table-cell>
              <table:table-cell office:value-type="float" office:value="6.642847">
                <text:p>6.642847</text:p>
              </table:table-cell>
              <table:table-cell office:value-type="float" office:value="7.381541125">
                <text:p>7.381541125</text:p>
              </table:table-cell>
              <table:table-cell office:value-type="float" office:value="5.70552475">
                <text:p>5.70552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17529">
                <text:p>1.317529</text:p>
              </table:table-cell>
              <table:table-cell office:value-type="float" office:value="9.220284">
                <text:p>9.220284</text:p>
              </table:table-cell>
              <table:table-cell office:value-type="float" office:value="6.207668">
                <text:p>6.207668</text:p>
              </table:table-cell>
              <table:table-cell office:value-type="float" office:value="5.08886925">
                <text:p>5.08886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249215">
                <text:p>4.0249215</text:p>
              </table:table-cell>
              <table:table-cell office:value-type="float" office:value="8.576299">
                <text:p>8.576299</text:p>
              </table:table-cell>
              <table:table-cell office:value-type="float" office:value="3.3415055">
                <text:p>3.3415055</text:p>
              </table:table-cell>
              <table:table-cell office:value-type="float" office:value="3.299659">
                <text:p>3.299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561235">
                <text:p>4.4561235</text:p>
              </table:table-cell>
              <table:table-cell office:value-type="float" office:value="9.002918">
                <text:p>9.002918</text:p>
              </table:table-cell>
              <table:table-cell office:value-type="float" office:value="6.817599375">
                <text:p>6.817599375</text:p>
              </table:table-cell>
              <table:table-cell office:value-type="float" office:value="8.455383125">
                <text:p>8.45538312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3.555cm" style:legend-expansion="high" chart:style-name="ch2"/>
        <chart:plot-area chart:style-name="ch3" table:cell-range-address="Sheet1.D20:Sheet1.E20 Sheet1.K22:Sheet1.L22 Sheet1.R23:Sheet1.S23 Sheet1.Y20:Sheet1.Z20" chart:data-source-has-labels="row" svg:x="0.32cm" svg:y="0.18cm" svg:width="10.398cm" svg:height="8.64cm">
          <chartooo:coordinate-region svg:x="1.127cm" svg:y="0.379cm" svg:width="9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0:Sheet1.D20 Sheet1.K22:Sheet1.K22 Sheet1.R23:Sheet1.R23 Sheet1.Y20:Sheet1.Y20" chart:class="chart:bar">
            <chart:data-point chart:repeated="4"/>
          </chart:series>
          <chart:series chart:style-name="ch8" chart:values-cell-range-address="Sheet1.E20:Sheet1.E20 Sheet1.L22:Sheet1.L22 Sheet1.S23:Sheet1.S23 Sheet1.Z20:Sheet1.Z2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74.63184">
                <text:p>174.63184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25.27034">
                <text:p>125.2703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113.466528571429">
                <text:p>113.466528571429</text:p>
              </table:table-cell>
              <table:table-cell office:value-type="float" office:value="94.0442571428572">
                <text:p>94.0442571428572</text:p>
              </table:table-cell>
            </table:table-row>
            <table:table-row>
              <table:table-cell office:value-type="string"/>
              <table:table-cell office:value-type="float" office:value="132.756657142857">
                <text:p>132.756657142857</text:p>
              </table:table-cell>
              <table:table-cell office:value-type="float" office:value="104.423828571429">
                <text:p>104.423828571429</text:p>
              </table:table-cell>
            </table:table-row>
            <table:table-row>
              <table:table-cell office:value-type="string"/>
              <table:table-cell office:value-type="float" office:value="105.24885">
                <text:p>105.24885</text:p>
              </table:table-cell>
              <table:table-cell office:value-type="float" office:value="75.599735">
                <text:p>75.5997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2.66cm" style:legend-expansion="high" chart:style-name="ch2"/>
        <chart:plot-area chart:style-name="ch3" table:cell-range-address="Sheet1.B20:Sheet1.E20 Sheet1.I22:Sheet1.L22 Sheet1.P23:Sheet1.S23 Sheet1.W20:Sheet1.Z20" chart:data-source-has-labels="row" svg:x="0.32cm" svg:y="0.18cm" svg:width="10.398cm" svg:height="8.64cm">
          <chartooo:coordinate-region svg:x="1.127cm" svg:y="0.379cm" svg:width="9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0:Sheet1.B20 Sheet1.I22:Sheet1.I22 Sheet1.P23:Sheet1.P23 Sheet1.W20:Sheet1.W20" chart:class="chart:bar">
            <chart:data-point chart:repeated="4"/>
          </chart:series>
          <chart:series chart:style-name="ch8" chart:values-cell-range-address="Sheet1.C20:Sheet1.C20 Sheet1.J22:Sheet1.J22 Sheet1.Q23:Sheet1.Q23 Sheet1.X20:Sheet1.X20" chart:class="chart:bar">
            <chart:data-point chart:repeated="4"/>
          </chart:series>
          <chart:series chart:style-name="ch9" chart:values-cell-range-address="Sheet1.D20:Sheet1.D20 Sheet1.K22:Sheet1.K22 Sheet1.R23:Sheet1.R23 Sheet1.Y20:Sheet1.Y20" chart:class="chart:bar">
            <chart:data-point chart:repeated="4"/>
          </chart:series>
          <chart:series chart:style-name="ch10" chart:values-cell-range-address="Sheet1.E20:Sheet1.E20 Sheet1.L22:Sheet1.L22 Sheet1.S23:Sheet1.S23 Sheet1.Z20:Sheet1.Z2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4.43592">
                <text:p>54.43592</text:p>
                <draw:g>
                  <svg:desc>Sheet1.B20:Sheet1.B20 Sheet1.I22:Sheet1.I22 Sheet1.P23:Sheet1.P23 Sheet1.W20:Sheet1.W20</svg:desc>
                </draw:g>
              </table:table-cell>
              <table:table-cell office:value-type="float" office:value="36.84312">
                <text:p>36.84312</text:p>
                <draw:g>
                  <svg:desc>Sheet1.C20:Sheet1.C20 Sheet1.J22:Sheet1.J22 Sheet1.Q23:Sheet1.Q23 Sheet1.X20:Sheet1.X20</svg:desc>
                </draw:g>
              </table:table-cell>
              <table:table-cell office:value-type="float" office:value="174.63184">
                <text:p>174.63184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25.27034">
                <text:p>125.2703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28.9468557142857">
                <text:p>28.9468557142857</text:p>
              </table:table-cell>
              <table:table-cell office:value-type="float" office:value="22.9210542857143">
                <text:p>22.9210542857143</text:p>
              </table:table-cell>
              <table:table-cell office:value-type="float" office:value="113.466528571429">
                <text:p>113.466528571429</text:p>
              </table:table-cell>
              <table:table-cell office:value-type="float" office:value="94.0442571428572">
                <text:p>94.0442571428572</text:p>
              </table:table-cell>
            </table:table-row>
            <table:table-row>
              <table:table-cell office:value-type="string"/>
              <table:table-cell office:value-type="float" office:value="33.0993414285714">
                <text:p>33.0993414285714</text:p>
              </table:table-cell>
              <table:table-cell office:value-type="float" office:value="29.0540285714286">
                <text:p>29.0540285714286</text:p>
              </table:table-cell>
              <table:table-cell office:value-type="float" office:value="132.756657142857">
                <text:p>132.756657142857</text:p>
              </table:table-cell>
              <table:table-cell office:value-type="float" office:value="104.423828571429">
                <text:p>104.423828571429</text:p>
              </table:table-cell>
            </table:table-row>
            <table:table-row>
              <table:table-cell office:value-type="string"/>
              <table:table-cell office:value-type="float" office:value="36.1247975">
                <text:p>36.1247975</text:p>
              </table:table-cell>
              <table:table-cell office:value-type="float" office:value="22.9347325">
                <text:p>22.9347325</text:p>
              </table:table-cell>
              <table:table-cell office:value-type="float" office:value="105.24885">
                <text:p>105.24885</text:p>
              </table:table-cell>
              <table:table-cell office:value-type="float" office:value="75.599735">
                <text:p>75.5997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038cm" svg:y="3.555cm" style:legend-expansion="high" chart:style-name="ch2"/>
        <chart:plot-area chart:style-name="ch3" table:cell-range-address="Sheet1.D20:Sheet1.E20 Sheet1.K22:Sheet1.L22 Sheet1.R23:Sheet1.S23 Sheet1.Y20:Sheet1.Z20" chart:data-source-has-labels="row" svg:x="0.32cm" svg:y="0.18cm" svg:width="10.398cm" svg:height="8.64cm">
          <chartooo:coordinate-region svg:x="1.127cm" svg:y="0.379cm" svg:width="9.591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0:Sheet1.D20 Sheet1.K22:Sheet1.K22 Sheet1.R23:Sheet1.R23 Sheet1.Y20:Sheet1.Y20" chart:class="chart:bar">
            <chart:data-point chart:repeated="4"/>
          </chart:series>
          <chart:series chart:style-name="ch8" chart:values-cell-range-address="Sheet1.E20:Sheet1.E20 Sheet1.L22:Sheet1.L22 Sheet1.S23:Sheet1.S23 Sheet1.Z20:Sheet1.Z2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74.63184">
                <text:p>174.63184</text:p>
                <draw:g>
                  <svg:desc>Sheet1.D20:Sheet1.D20 Sheet1.K22:Sheet1.K22 Sheet1.R23:Sheet1.R23 Sheet1.Y20:Sheet1.Y20</svg:desc>
                </draw:g>
              </table:table-cell>
              <table:table-cell office:value-type="float" office:value="125.27034">
                <text:p>125.27034</text:p>
                <draw:g>
                  <svg:desc>Sheet1.E20:Sheet1.E20 Sheet1.L22:Sheet1.L22 Sheet1.S23:Sheet1.S23 Sheet1.Z20:Sheet1.Z20</svg:desc>
                </draw:g>
              </table:table-cell>
            </table:table-row>
            <table:table-row>
              <table:table-cell office:value-type="string"/>
              <table:table-cell office:value-type="float" office:value="113.466528571429">
                <text:p>113.466528571429</text:p>
              </table:table-cell>
              <table:table-cell office:value-type="float" office:value="94.0442571428572">
                <text:p>94.0442571428572</text:p>
              </table:table-cell>
            </table:table-row>
            <table:table-row>
              <table:table-cell office:value-type="string"/>
              <table:table-cell office:value-type="float" office:value="132.756657142857">
                <text:p>132.756657142857</text:p>
              </table:table-cell>
              <table:table-cell office:value-type="float" office:value="104.423828571429">
                <text:p>104.423828571429</text:p>
              </table:table-cell>
            </table:table-row>
            <table:table-row>
              <table:table-cell office:value-type="string"/>
              <table:table-cell office:value-type="float" office:value="105.24885">
                <text:p>105.24885</text:p>
              </table:table-cell>
              <table:table-cell office:value-type="float" office:value="75.599735">
                <text:p>75.5997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bar" chart:style-name="ch1">
        <chart:legend chart:legend-position="end" svg:x="10.856cm" svg:y="2.657cm" style:legend-expansion="high" chart:style-name="ch2"/>
        <chart:plot-area chart:style-name="ch3" table:cell-range-address="Sheet1.B31:Sheet1.E31 Sheet1.I33:Sheet1.L33 Sheet1.P33:Sheet1.S33 Sheet1.W30:Sheet1.Z30" chart:data-source-has-labels="row" svg:x="0.32cm" svg:y="0.179cm" svg:width="10.216cm" svg:height="8.636cm">
          <chartooo:coordinate-region svg:x="0.941cm" svg:y="0.378cm" svg:width="9.595cm" svg:height="8.2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1 Sheet1.I33:Sheet1.I33 Sheet1.P33:Sheet1.P33 Sheet1.W30:Sheet1.W30" chart:class="chart:bar">
            <chart:data-point chart:repeated="4"/>
          </chart:series>
          <chart:series chart:style-name="ch8" chart:values-cell-range-address="Sheet1.C31:Sheet1.C31 Sheet1.J33:Sheet1.J33 Sheet1.Q33:Sheet1.Q33 Sheet1.X30:Sheet1.X30" chart:class="chart:bar">
            <chart:data-point chart:repeated="4"/>
          </chart:series>
          <chart:series chart:style-name="ch9" chart:values-cell-range-address="Sheet1.D31:Sheet1.D31 Sheet1.K33:Sheet1.K33 Sheet1.R33:Sheet1.R33 Sheet1.Y30:Sheet1.Y30" chart:class="chart:bar">
            <chart:data-point chart:repeated="4"/>
          </chart:series>
          <chart:series chart:style-name="ch10" chart:values-cell-range-address="Sheet1.E31:Sheet1.E31 Sheet1.L33:Sheet1.L33 Sheet1.S33:Sheet1.S33 Sheet1.Z30:Sheet1.Z30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5897249">
                <text:p>3.5897249</text:p>
                <draw:g>
                  <svg:desc>Sheet1.B31:Sheet1.B31 Sheet1.I33:Sheet1.I33 Sheet1.P33:Sheet1.P33 Sheet1.W30:Sheet1.W30</svg:desc>
                </draw:g>
              </table:table-cell>
              <table:table-cell office:value-type="float" office:value="10.0790716">
                <text:p>10.0790716</text:p>
                <draw:g>
                  <svg:desc>Sheet1.C31:Sheet1.C31 Sheet1.J33:Sheet1.J33 Sheet1.Q33:Sheet1.Q33 Sheet1.X30:Sheet1.X30</svg:desc>
                </draw:g>
              </table:table-cell>
              <table:table-cell office:value-type="float" office:value="6.563674825">
                <text:p>6.563674825</text:p>
                <draw:g>
                  <svg:desc>Sheet1.D31:Sheet1.D31 Sheet1.K33:Sheet1.K33 Sheet1.R33:Sheet1.R33 Sheet1.Y30:Sheet1.Y30</svg:desc>
                </draw:g>
              </table:table-cell>
              <table:table-cell office:value-type="float" office:value="6.21585095">
                <text:p>6.21585095</text:p>
                <draw:g>
                  <svg:desc>Sheet1.E31:Sheet1.E31 Sheet1.L33:Sheet1.L33 Sheet1.S33:Sheet1.S33 Sheet1.Z30:Sheet1.Z30</svg:desc>
                </draw:g>
              </table:table-cell>
            </table:table-row>
            <table:table-row>
              <table:table-cell office:value-type="string"/>
              <table:table-cell office:value-type="float" office:value="2.548779">
                <text:p>2.548779</text:p>
              </table:table-cell>
              <table:table-cell office:value-type="float" office:value="7.17402714285714">
                <text:p>7.17402714285714</text:p>
              </table:table-cell>
              <table:table-cell office:value-type="float" office:value="4.56563038571429">
                <text:p>4.56563038571429</text:p>
              </table:table-cell>
              <table:table-cell office:value-type="float" office:value="4.26710690357143">
                <text:p>4.26710690357143</text:p>
              </table:table-cell>
            </table:table-row>
            <table:table-row>
              <table:table-cell office:value-type="string"/>
              <table:table-cell office:value-type="float" office:value="1.98897228571429">
                <text:p>1.98897228571429</text:p>
              </table:table-cell>
              <table:table-cell office:value-type="float" office:value="4.10986285714286">
                <text:p>4.10986285714286</text:p>
              </table:table-cell>
              <table:table-cell office:value-type="float" office:value="3.55614031964286">
                <text:p>3.55614031964286</text:p>
              </table:table-cell>
              <table:table-cell office:value-type="float" office:value="3.76429580178571">
                <text:p>3.76429580178571</text:p>
              </table:table-cell>
            </table:table-row>
            <table:table-row>
              <table:table-cell office:value-type="string"/>
              <table:table-cell office:value-type="float" office:value="1.93142575">
                <text:p>1.93142575</text:p>
              </table:table-cell>
              <table:table-cell office:value-type="float" office:value="4.2182385">
                <text:p>4.2182385</text:p>
              </table:table-cell>
              <table:table-cell office:value-type="float" office:value="2.631863059375">
                <text:p>2.631863059375</text:p>
              </table:table-cell>
              <table:table-cell office:value-type="float" office:value="2.390222490625">
                <text:p>2.390222490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67cm" svg:height="8.994cm" xlink:href=".." xlink:type="simple" chart:class="chart:bar" chart:style-name="ch1">
        <chart:legend chart:legend-position="end" svg:x="13.624cm" svg:y="3.451cm" style:legend-expansion="high" chart:style-name="ch2"/>
        <chart:plot-area chart:style-name="ch3" table:cell-range-address="Sheet1.W16:Sheet1.Z19" svg:x="0.319cm" svg:y="0.179cm" svg:width="12.986cm" svg:height="8.636cm">
          <chartooo:coordinate-region svg:x="1.126cm" svg:y="0.378cm" svg:width="12.179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16:Sheet1.W19" chart:class="chart:bar">
            <chart:data-point chart:repeated="4"/>
          </chart:series>
          <chart:series chart:style-name="ch8" chart:values-cell-range-address="Sheet1.X16:Sheet1.X19" chart:class="chart:bar">
            <chart:data-point chart:repeated="4"/>
          </chart:series>
          <chart:series chart:style-name="ch9" chart:values-cell-range-address="Sheet1.Y16:Sheet1.Y19" chart:class="chart:bar">
            <chart:data-point chart:repeated="4"/>
          </chart:series>
          <chart:series chart:style-name="ch10" chart:values-cell-range-address="Sheet1.Z16:Sheet1.Z1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198">
                <text:p>47.198</text:p>
                <draw:g>
                  <svg:desc>Sheet1.W16:Sheet1.W19</svg:desc>
                </draw:g>
              </table:table-cell>
              <table:table-cell office:value-type="float" office:value="21.408">
                <text:p>21.408</text:p>
                <draw:g>
                  <svg:desc>Sheet1.X16:Sheet1.X19</svg:desc>
                </draw:g>
              </table:table-cell>
              <table:table-cell office:value-type="float" office:value="162.962">
                <text:p>162.962</text:p>
                <draw:g>
                  <svg:desc>Sheet1.Y16:Sheet1.Y19</svg:desc>
                </draw:g>
              </table:table-cell>
              <table:table-cell office:value-type="float" office:value="87.06737">
                <text:p>87.06737</text:p>
                <draw:g>
                  <svg:desc>Sheet1.Z16:Sheet1.Z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00295">
                <text:p>22.00295</text:p>
              </table:table-cell>
              <table:table-cell office:value-type="float" office:value="16.251">
                <text:p>16.251</text:p>
              </table:table-cell>
              <table:table-cell office:value-type="float" office:value="74.4534">
                <text:p>74.4534</text:p>
              </table:table-cell>
              <table:table-cell office:value-type="float" office:value="71.80547">
                <text:p>71.805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.09751">
                <text:p>21.09751</text:p>
              </table:table-cell>
              <table:table-cell office:value-type="float" office:value="16.95763">
                <text:p>16.95763</text:p>
              </table:table-cell>
              <table:table-cell office:value-type="float" office:value="56.4048">
                <text:p>56.4048</text:p>
              </table:table-cell>
              <table:table-cell office:value-type="float" office:value="63.9076">
                <text:p>63.9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20073">
                <text:p>54.20073</text:p>
              </table:table-cell>
              <table:table-cell office:value-type="float" office:value="37.1223">
                <text:p>37.1223</text:p>
              </table:table-cell>
              <table:table-cell office:value-type="float" office:value="127.1752">
                <text:p>127.1752</text:p>
              </table:table-cell>
              <table:table-cell office:value-type="float" office:value="79.6185">
                <text:p>79.61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454cm" style:legend-expansion="high" chart:style-name="ch2"/>
        <chart:plot-area chart:style-name="ch3" table:cell-range-address="Sheet1.W26:Sheet1.Z29" svg:x="0.32cm" svg:y="0.18cm" svg:width="13.017cm" svg:height="8.64cm">
          <chartooo:coordinate-region svg:x="0.941cm" svg:y="0.379cm" svg:width="12.39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W26:Sheet1.W29" chart:class="chart:bar">
            <chart:data-point chart:repeated="4"/>
          </chart:series>
          <chart:series chart:style-name="ch8" chart:values-cell-range-address="Sheet1.X26:Sheet1.X29" chart:class="chart:bar">
            <chart:data-point chart:repeated="4"/>
          </chart:series>
          <chart:series chart:style-name="ch9" chart:values-cell-range-address="Sheet1.Y26:Sheet1.Y29" chart:class="chart:bar">
            <chart:data-point chart:repeated="4"/>
          </chart:series>
          <chart:series chart:style-name="ch10" chart:values-cell-range-address="Sheet1.Z26:Sheet1.Z29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54914">
                <text:p>1.554914</text:p>
                <draw:g>
                  <svg:desc>Sheet1.W26:Sheet1.W29</svg:desc>
                </draw:g>
              </table:table-cell>
              <table:table-cell office:value-type="float" office:value="3.538198">
                <text:p>3.538198</text:p>
                <draw:g>
                  <svg:desc>Sheet1.X26:Sheet1.X29</svg:desc>
                </draw:g>
              </table:table-cell>
              <table:table-cell office:value-type="float" office:value="2.38996525">
                <text:p>2.38996525</text:p>
                <draw:g>
                  <svg:desc>Sheet1.Y26:Sheet1.Y29</svg:desc>
                </draw:g>
              </table:table-cell>
              <table:table-cell office:value-type="float" office:value="2.11079225">
                <text:p>2.11079225</text:p>
                <draw:g>
                  <svg:desc>Sheet1.Z26:Sheet1.Z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022025">
                <text:p>1.4022025</text:p>
              </table:table-cell>
              <table:table-cell office:value-type="float" office:value="4.50141">
                <text:p>4.50141</text:p>
              </table:table-cell>
              <table:table-cell office:value-type="float" office:value="3.33753925">
                <text:p>3.33753925</text:p>
              </table:table-cell>
              <table:table-cell office:value-type="float" office:value="2.2889878875">
                <text:p>2.2889878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454575">
                <text:p>3.1454575</text:p>
              </table:table-cell>
              <table:table-cell office:value-type="float" office:value="6.065219">
                <text:p>6.065219</text:p>
              </table:table-cell>
              <table:table-cell office:value-type="float" office:value="3.023767">
                <text:p>3.023767</text:p>
              </table:table-cell>
              <table:table-cell office:value-type="float" office:value="3.2575605">
                <text:p>3.25756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23129">
                <text:p>1.623129</text:p>
              </table:table-cell>
              <table:table-cell office:value-type="float" office:value="2.768127">
                <text:p>2.768127</text:p>
              </table:table-cell>
              <table:table-cell office:value-type="float" office:value="1.7761807375">
                <text:p>1.7761807375</text:p>
              </table:table-cell>
              <table:table-cell office:value-type="float" office:value="1.903549325">
                <text:p>1.9035493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8.994cm" xlink:href=".." xlink:type="simple" chart:class="chart:bar" chart:style-name="ch1">
        <chart:legend chart:legend-position="end" svg:x="13.714cm" svg:y="3.451cm" style:legend-expansion="high" chart:style-name="ch2"/>
        <chart:plot-area chart:style-name="ch3" table:cell-range-address="Sheet1.P16:Sheet1.S22" svg:x="0.32cm" svg:y="0.179cm" svg:width="13.074cm" svg:height="8.636cm">
          <chartooo:coordinate-region svg:x="1.127cm" svg:y="0.378cm" svg:width="12.267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16:Sheet1.P22" chart:class="chart:bar">
            <chart:data-point chart:repeated="7"/>
          </chart:series>
          <chart:series chart:style-name="ch8" chart:values-cell-range-address="Sheet1.Q16:Sheet1.Q22" chart:class="chart:bar">
            <chart:data-point chart:repeated="7"/>
          </chart:series>
          <chart:series chart:style-name="ch9" chart:values-cell-range-address="Sheet1.R16:Sheet1.R22" chart:class="chart:bar">
            <chart:data-point chart:repeated="7"/>
          </chart:series>
          <chart:series chart:style-name="ch10" chart:values-cell-range-address="Sheet1.S16:Sheet1.S22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.7517">
                <text:p>41.7517</text:p>
                <draw:g>
                  <svg:desc>Sheet1.P16:Sheet1.P22</svg:desc>
                </draw:g>
              </table:table-cell>
              <table:table-cell office:value-type="float" office:value="30.2577">
                <text:p>30.2577</text:p>
                <draw:g>
                  <svg:desc>Sheet1.Q16:Sheet1.Q22</svg:desc>
                </draw:g>
              </table:table-cell>
              <table:table-cell office:value-type="float" office:value="132.7949">
                <text:p>132.7949</text:p>
                <draw:g>
                  <svg:desc>Sheet1.R16:Sheet1.R22</svg:desc>
                </draw:g>
              </table:table-cell>
              <table:table-cell office:value-type="float" office:value="132.7949">
                <text:p>132.7949</text:p>
                <draw:g>
                  <svg:desc>Sheet1.S16:Sheet1.S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66863">
                <text:p>58.66863</text:p>
              </table:table-cell>
              <table:table-cell office:value-type="float" office:value="16.3988">
                <text:p>16.3988</text:p>
              </table:table-cell>
              <table:table-cell office:value-type="float" office:value="127.2309">
                <text:p>127.2309</text:p>
              </table:table-cell>
              <table:table-cell office:value-type="float" office:value="82.5638">
                <text:p>82.5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0093">
                <text:p>29.0093</text:p>
              </table:table-cell>
              <table:table-cell office:value-type="float" office:value="49.1603">
                <text:p>49.1603</text:p>
              </table:table-cell>
              <table:table-cell office:value-type="float" office:value="120.6714">
                <text:p>120.6714</text:p>
              </table:table-cell>
              <table:table-cell office:value-type="float" office:value="168.2333">
                <text:p>168.2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.213">
                <text:p>36.213</text:p>
              </table:table-cell>
              <table:table-cell office:value-type="float" office:value="22.4135">
                <text:p>22.4135</text:p>
              </table:table-cell>
              <table:table-cell office:value-type="float" office:value="137.0758">
                <text:p>137.0758</text:p>
              </table:table-cell>
              <table:table-cell office:value-type="float" office:value="55.2902">
                <text:p>55.29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.4411">
                <text:p>21.4411</text:p>
              </table:table-cell>
              <table:table-cell office:value-type="float" office:value="17.1868">
                <text:p>17.1868</text:p>
              </table:table-cell>
              <table:table-cell office:value-type="float" office:value="86.8132">
                <text:p>86.8132</text:p>
              </table:table-cell>
              <table:table-cell office:value-type="float" office:value="61.2443">
                <text:p>61.2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20286">
                <text:p>20.20286</text:p>
              </table:table-cell>
              <table:table-cell office:value-type="float" office:value="25.701">
                <text:p>25.701</text:p>
              </table:table-cell>
              <table:table-cell office:value-type="float" office:value="283.4138">
                <text:p>283.4138</text:p>
              </table:table-cell>
              <table:table-cell office:value-type="float" office:value="192.724">
                <text:p>192.7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4088">
                <text:p>24.4088</text:p>
              </table:table-cell>
              <table:table-cell office:value-type="float" office:value="42.2601">
                <text:p>42.2601</text:p>
              </table:table-cell>
              <table:table-cell office:value-type="float" office:value="41.2966">
                <text:p>41.2966</text:p>
              </table:table-cell>
              <table:table-cell office:value-type="float" office:value="38.1163">
                <text:p>38.11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454cm" style:legend-expansion="high" chart:style-name="ch2"/>
        <chart:plot-area chart:style-name="ch3" table:cell-range-address="Sheet1.P26:Sheet1.S32" svg:x="0.32cm" svg:y="0.18cm" svg:width="13.07cm" svg:height="8.64cm">
          <chartooo:coordinate-region svg:x="0.941cm" svg:y="0.379cm" svg:width="12.44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P26:Sheet1.P32" chart:class="chart:bar">
            <chart:data-point chart:repeated="7"/>
          </chart:series>
          <chart:series chart:style-name="ch8" chart:values-cell-range-address="Sheet1.Q26:Sheet1.Q32" chart:class="chart:bar">
            <chart:data-point chart:repeated="7"/>
          </chart:series>
          <chart:series chart:style-name="ch9" chart:values-cell-range-address="Sheet1.R26:Sheet1.R32" chart:class="chart:bar">
            <chart:data-point chart:repeated="7"/>
          </chart:series>
          <chart:series chart:style-name="ch10" chart:values-cell-range-address="Sheet1.S26:Sheet1.S32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619807">
                <text:p>2.619807</text:p>
                <draw:g>
                  <svg:desc>Sheet1.P26:Sheet1.P32</svg:desc>
                </draw:g>
              </table:table-cell>
              <table:table-cell office:value-type="float" office:value="1.576296">
                <text:p>1.576296</text:p>
                <draw:g>
                  <svg:desc>Sheet1.Q26:Sheet1.Q32</svg:desc>
                </draw:g>
              </table:table-cell>
              <table:table-cell office:value-type="float" office:value="3.1814095">
                <text:p>3.1814095</text:p>
                <draw:g>
                  <svg:desc>Sheet1.R26:Sheet1.R32</svg:desc>
                </draw:g>
              </table:table-cell>
              <table:table-cell office:value-type="float" office:value="3.1814095">
                <text:p>3.1814095</text:p>
                <draw:g>
                  <svg:desc>Sheet1.S26:Sheet1.S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67342">
                <text:p>0.867342</text:p>
              </table:table-cell>
              <table:table-cell office:value-type="float" office:value="3.243309">
                <text:p>3.243309</text:p>
              </table:table-cell>
              <table:table-cell office:value-type="float" office:value="2.972291">
                <text:p>2.972291</text:p>
              </table:table-cell>
              <table:table-cell office:value-type="float" office:value="3.701374375">
                <text:p>3.70137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5932">
                <text:p>2.35932</text:p>
              </table:table-cell>
              <table:table-cell office:value-type="float" office:value="4.060901">
                <text:p>4.060901</text:p>
              </table:table-cell>
              <table:table-cell office:value-type="float" office:value="3.9785115">
                <text:p>3.9785115</text:p>
              </table:table-cell>
              <table:table-cell office:value-type="float" office:value="3.0536295">
                <text:p>3.0536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2592535">
                <text:p>2.2592535</text:p>
              </table:table-cell>
              <table:table-cell office:value-type="float" office:value="3.317118">
                <text:p>3.317118</text:p>
              </table:table-cell>
              <table:table-cell office:value-type="float" office:value="4.15080525">
                <text:p>4.15080525</text:p>
              </table:table-cell>
              <table:table-cell office:value-type="float" office:value="4.628315625">
                <text:p>4.62831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00738">
                <text:p>1.300738</text:p>
              </table:table-cell>
              <table:table-cell office:value-type="float" office:value="3.357939">
                <text:p>3.357939</text:p>
              </table:table-cell>
              <table:table-cell office:value-type="float" office:value="3.179115575">
                <text:p>3.179115575</text:p>
              </table:table-cell>
              <table:table-cell office:value-type="float" office:value="4.2478688625">
                <text:p>4.2478688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293385">
                <text:p>2.3293385</text:p>
              </table:table-cell>
              <table:table-cell office:value-type="float" office:value="4.309965">
                <text:p>4.309965</text:p>
              </table:table-cell>
              <table:table-cell office:value-type="float" office:value="2.6522025375">
                <text:p>2.6522025375</text:p>
              </table:table-cell>
              <table:table-cell office:value-type="float" office:value="2.95349675">
                <text:p>2.95349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87007">
                <text:p>2.187007</text:p>
              </table:table-cell>
              <table:table-cell office:value-type="float" office:value="8.903512">
                <text:p>8.903512</text:p>
              </table:table-cell>
              <table:table-cell office:value-type="float" office:value="4.778646875">
                <text:p>4.778646875</text:p>
              </table:table-cell>
              <table:table-cell office:value-type="float" office:value="4.583976">
                <text:p>4.5839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